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Georgia" svg:font-family="Georgia, 'Times New Roman', Times, serif"/>
    <style:font-face style:name="Lucida Console" svg:font-family="'Lucida Console', Monaco, monospace"/>
    <style:font-face style:name="OpenSymbol" svg:font-family="OpenSymbol"/>
    <style:font-face style:name="Trebuchet MS" svg:font-family="'Trebuchet MS',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in" fo:margin-bottom="0in" style:line-height-at-least="0.2291in" fo:widows="1" fo:padding="0in" fo:border="none"/>
    </style:style>
    <style:style style:name="P2" style:family="paragraph" style:parent-style-name="Text_20_body" style:list-style-name="L3">
      <style:paragraph-properties fo:margin-top="0in" fo:margin-bottom="0in" style:line-height-at-least="0.2291in" fo:widows="1" fo:padding="0in" fo:border="none"/>
    </style:style>
    <style:style style:name="P3" style:family="paragraph" style:parent-style-name="Text_20_body" style:list-style-name="L5">
      <style:paragraph-properties fo:margin-top="0in" fo:margin-bottom="0in" style:line-height-at-least="0.2291in" fo:widows="1" fo:padding="0in" fo:border="none"/>
    </style:style>
    <style:style style:name="P4" style:family="paragraph" style:parent-style-name="Text_20_body">
      <style:paragraph-properties fo:margin-left="0in" fo:margin-right="0in" fo:margin-top="0in" fo:margin-bottom="0in" style:line-height-at-least="0.2291in" fo:text-align="center" style:justify-single-word="false" fo:widows="1"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style:line-height-at-least="0.2291in" fo:widows="1" fo:text-indent="0in" style:auto-text-indent="false" fo:padding="0in" fo:border="none"/>
    </style:style>
    <style:style style:name="P6" style:family="paragraph" style:parent-style-name="Text_20_body">
      <style:paragraph-properties fo:margin-left="0in" fo:margin-right="0in" style:line-height-at-least="0.2291in" fo:widows="1" fo:text-indent="0in" style:auto-text-indent="false" fo:padding="0in" fo:border="none"/>
      <style:text-properties fo:font-variant="normal" fo:text-transform="none" fo:color="#445566" style:font-name="Georgia" fo:font-size="14pt" fo:letter-spacing="normal" fo:font-style="normal" fo:font-weight="normal"/>
    </style:style>
    <style:style style:name="P7" style:family="paragraph" style:parent-style-name="Text_20_body">
      <style:paragraph-properties fo:margin-left="0in" fo:margin-right="0in" fo:widows="1" fo:text-indent="0in" style:auto-text-indent="false"/>
    </style:style>
    <style:style style:name="P8" style:family="paragraph" style:parent-style-name="Text_20_body">
      <style:paragraph-properties fo:margin-left="0in" fo:margin-right="0in" fo:widows="1" fo:text-indent="0in" style:auto-text-indent="false"/>
      <style:text-properties fo:font-variant="normal" fo:text-transform="none" fo:color="#552244" style:font-name="Georgia" fo:letter-spacing="normal" fo:font-style="normal" fo:font-weight="normal"/>
    </style:style>
    <style:style style:name="P9" style:family="paragraph" style:parent-style-name="Text_20_body">
      <style:paragraph-properties fo:margin-left="0in" fo:margin-right="0in" style:line-height-at-least="0.2291in" fo:text-align="center" style:justify-single-word="false" fo:widows="1" fo:text-indent="0in" style:auto-text-indent="false"/>
      <style:text-properties fo:font-variant="normal" fo:text-transform="none" fo:color="#552244" fo:letter-spacing="normal"/>
    </style:style>
    <style:style style:name="P10" style:family="paragraph" style:parent-style-name="Text_20_body">
      <style:paragraph-properties fo:margin-left="0in" fo:margin-right="0in" fo:widows="1" fo:text-indent="0in" style:auto-text-indent="false"/>
      <style:text-properties fo:font-variant="normal" fo:text-transform="none" fo:color="#552244" fo:letter-spacing="normal"/>
    </style:style>
    <style:style style:name="P11" style:family="paragraph" style:parent-style-name="Text_20_body">
      <style:paragraph-properties fo:margin-left="0in" fo:margin-right="0in" style:line-height-at-least="0.2291in" fo:text-align="center" style:justify-single-word="false" fo:widows="1"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style:line-height-at-least="0.2291in" fo:text-align="center" style:justify-single-word="false" fo:widows="1" fo:text-indent="0in" style:auto-text-indent="false"/>
    </style:style>
    <style:style style:name="P13" style:family="paragraph" style:parent-style-name="Text_20_body">
      <style:paragraph-properties fo:margin-left="0in" fo:margin-right="0in" fo:text-align="start" style:justify-single-word="false" fo:widows="1" fo:text-indent="0in" style:auto-text-indent="false"/>
    </style:style>
    <style:style style:name="P14" style:family="paragraph" style:parent-style-name="Text_20_body">
      <style:paragraph-properties fo:margin-left="0in" fo:margin-right="0in" style:line-height-at-least="0.2291in" fo:widows="1" fo:text-indent="0in" style:auto-text-indent="false" fo:padding="0.0193in" fo:border="0.0138in solid #ff0000"/>
      <style:text-properties fo:font-variant="normal" fo:text-transform="none" fo:color="#550000" style:font-name="Trebuchet MS" fo:letter-spacing="normal" fo:font-style="normal" fo:font-weight="bold"/>
    </style:style>
    <style:style style:name="P15" style:family="paragraph" style:parent-style-name="Text_20_body" style:list-style-name="L1">
      <style:paragraph-properties style:line-height-at-least="0.2291in" fo:widows="1" fo:padding="0in" fo:border="none"/>
    </style:style>
    <style:style style:name="P16" style:family="paragraph" style:parent-style-name="Text_20_body" style:list-style-name="L2">
      <style:paragraph-properties style:line-height-at-least="0.2291in" fo:widows="1" fo:padding="0in" fo:border="none"/>
    </style:style>
    <style:style style:name="P17" style:family="paragraph" style:parent-style-name="Text_20_body" style:list-style-name="L3">
      <style:paragraph-properties style:line-height-at-least="0.2291in" fo:widows="1" fo:padding="0in" fo:border="none"/>
    </style:style>
    <style:style style:name="P18" style:family="paragraph" style:parent-style-name="Text_20_body" style:list-style-name="L4">
      <style:paragraph-properties style:line-height-at-least="0.2291in" fo:widows="1" fo:padding="0in" fo:border="none"/>
    </style:style>
    <style:style style:name="P19" style:family="paragraph" style:parent-style-name="Text_20_body" style:list-style-name="L1">
      <style:paragraph-properties style:line-height-at-least="0.2291in" fo:text-align="center" style:justify-single-word="false" fo:widows="1" fo:padding="0in" fo:border="none"/>
    </style:style>
    <style:style style:name="P20" style:family="paragraph" style:parent-style-name="Text_20_body" style:list-style-name="L3">
      <style:paragraph-properties style:line-height-at-least="0.2291in" fo:text-align="center" style:justify-single-word="false" fo:widows="1" fo:padding="0in" fo:border="none"/>
    </style:style>
    <style:style style:name="P21" style:family="paragraph" style:parent-style-name="Text_20_body" style:list-style-name="L1">
      <style:paragraph-properties style:line-height-at-least="0.2291in" fo:text-align="center" style:justify-single-word="false" fo:widows="1" fo:padding="0in" fo:border="none"/>
      <style:text-properties fo:font-variant="normal" fo:text-transform="none" fo:color="#552244" fo:letter-spacing="normal"/>
    </style:style>
    <style:style style:name="P22" style:family="paragraph" style:parent-style-name="Text_20_body" style:list-style-name="L2">
      <style:paragraph-properties style:line-height-at-least="0.2291in" fo:text-align="center" style:justify-single-word="false" fo:widows="1" fo:padding="0in" fo:border="none"/>
      <style:text-properties fo:font-variant="normal" fo:text-transform="none" fo:color="#552244" fo:letter-spacing="normal"/>
    </style:style>
    <style:style style:name="P23" style:family="paragraph" style:parent-style-name="Text_20_body" style:list-style-name="L3">
      <style:paragraph-properties style:line-height-at-least="0.2291in" fo:text-align="center" style:justify-single-word="false" fo:widows="1" fo:padding="0in" fo:border="none"/>
      <style:text-properties fo:font-variant="normal" fo:text-transform="none" fo:color="#552244" fo:letter-spacing="normal"/>
    </style:style>
    <style:style style:name="P24" style:family="paragraph" style:parent-style-name="Text_20_body" style:list-style-name="L4">
      <style:paragraph-properties style:line-height-at-least="0.2291in" fo:text-align="center" style:justify-single-word="false" fo:widows="1" fo:padding="0in" fo:border="none"/>
      <style:text-properties fo:font-variant="normal" fo:text-transform="none" fo:color="#552244" fo:letter-spacing="normal"/>
    </style:style>
    <style:style style:name="P25" style:family="paragraph" style:parent-style-name="Text_20_body">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26" style:family="paragraph" style:parent-style-name="Text_20_body" style:list-style-name="L1">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27" style:family="paragraph" style:parent-style-name="Text_20_body" style:list-style-name="L3">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28" style:family="paragraph" style:parent-style-name="Text_20_body" style:list-style-name="L5">
      <style:paragraph-properties style:line-height-at-least="0.2291in" fo:widows="1" fo:padding="0in" fo:border="none"/>
      <style:text-properties fo:font-variant="normal" fo:text-transform="none" fo:color="#552244" style:font-name="Georgia" fo:font-size="14pt" fo:letter-spacing="normal" fo:font-style="normal" fo:font-weight="normal"/>
    </style:style>
    <style:style style:name="P29" style:family="paragraph" style:parent-style-name="Text_20_body">
      <style:paragraph-properties style:line-height-at-least="0.2291in" fo:widows="1" fo:padding="0.0193in" fo:border="0.0138in solid #ff0000"/>
      <style:text-properties fo:font-variant="normal" fo:text-transform="none" fo:color="#550000" style:font-name="Trebuchet MS" fo:letter-spacing="normal" fo:font-style="normal" fo:font-weight="normal"/>
    </style:style>
    <style:style style:name="P30" style:family="paragraph" style:parent-style-name="Text_20_body">
      <style:paragraph-properties style:line-height-at-least="0.2291in" fo:widows="1" fo:padding="0.0193in" fo:border="0.0138in solid #ff0000"/>
    </style:style>
    <style:style style:name="P31" style:family="paragraph" style:parent-style-name="Standard">
      <style:text-properties fo:font-weight="bold" style:font-weight-asian="bold" style:font-weight-complex="bold"/>
    </style:style>
    <style:style style:name="P32" style:family="paragraph" style:parent-style-name="Heading_20_1">
      <style:text-properties fo:font-variant="normal" fo:text-transform="none" fo:color="#000000" style:font-name="Georgia" fo:letter-spacing="normal" fo:font-style="normal" fo:font-weight="normal"/>
    </style:style>
    <style:style style:name="P33" style:family="paragraph" style:parent-style-name="Heading_20_1">
      <style:text-properties fo:font-variant="normal" fo:text-transform="none" fo:color="#000000" style:font-name="Georgia" fo:letter-spacing="normal" fo:font-style="normal" fo:font-weight="normal" style:font-weight-asian="bold" style:font-weight-complex="bold"/>
    </style:style>
    <style:style style:name="P34" style:family="paragraph" style:parent-style-name="Heading_20_3">
      <style:paragraph-properties fo:margin-left="0in" fo:margin-right="0in" style:line-height-at-least="0.2291in" fo:text-align="start" style:justify-single-word="false" fo:widows="1" fo:text-indent="0in" style:auto-text-indent="false" fo:padding="0in" fo:border="none"/>
      <style:text-properties fo:font-variant="normal" fo:text-transform="none" fo:color="#000000" style:font-name="Georgia" fo:letter-spacing="normal" fo:font-style="normal" fo:font-weight="normal"/>
    </style:style>
    <style:style style:name="P35" style:family="paragraph" style:parent-style-name="Heading_20_2">
      <style:paragraph-properties fo:margin-left="0in" fo:margin-right="0in" fo:text-align="start" style:justify-single-word="false" fo:widows="1" fo:text-indent="0in" style:auto-text-indent="false" fo:padding="0in" fo:border="none"/>
      <style:text-properties fo:font-variant="normal" fo:text-transform="none" fo:color="#000000" style:font-name="Georgia" fo:letter-spacing="normal" fo:font-style="normal" fo:font-weight="normal"/>
    </style:style>
    <style:style style:name="P36" style:family="paragraph" style:parent-style-name="Heading_20_4">
      <style:paragraph-properties fo:margin-left="0in" fo:margin-right="0in" style:line-height-at-least="0.2291in" fo:widows="1" fo:text-indent="0in" style:auto-text-indent="false" fo:padding="0in" fo:border="none"/>
      <style:text-properties fo:font-variant="normal" fo:text-transform="none" fo:color="#001122" style:font-name="Georgia" fo:letter-spacing="normal" fo:font-style="normal" fo:font-weight="normal"/>
    </style:style>
    <style:style style:name="P37" style:family="paragraph" style:parent-style-name="Preformatted_20_Text">
      <style:paragraph-properties fo:margin-left="0in" fo:margin-right="0in" style:line-height-at-least="0.2291in" fo:widows="1" fo:text-indent="0in" style:auto-text-indent="false"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38" style:family="paragraph" style:parent-style-name="Preformatted_20_Text">
      <style:paragraph-properties fo:margin-top="0in" fo:margin-bottom="0.1965in" style:line-height-at-least="0.2291in" fo:widows="1"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39" style:family="paragraph" style:parent-style-name="Preformatted_20_Text">
      <style:paragraph-properties style:line-height-at-least="0.2291in" fo:widows="1" fo:background-color="#e3e3e3" fo:padding="0in" fo:border="none">
        <style:background-image/>
      </style:paragraph-properties>
      <style:text-properties fo:font-variant="normal" fo:text-transform="none" fo:color="#000000" style:font-name="Lucida Console" fo:font-size="14pt" fo:letter-spacing="normal" fo:font-style="normal" fo:font-weight="normal"/>
    </style:style>
    <style:style style:name="P40" style:family="paragraph" style:parent-style-name="Preformatted_20_Text">
      <style:paragraph-properties style:line-height-at-least="0.2291in" fo:widows="1" fo:background-color="#e3e3e3" fo:padding="0in" fo:border="none">
        <style:background-image/>
      </style:paragraph-properties>
      <style:text-properties fo:font-variant="normal" fo:text-transform="none" fo:color="#000000" fo:letter-spacing="normal"/>
    </style:style>
    <style:style style:name="T1" style:family="text">
      <style:text-properties fo:font-variant="normal" fo:text-transform="none" fo:color="#445566" style:font-name="Georgia" fo:font-size="14pt" fo:letter-spacing="normal" fo:font-style="normal" fo:font-weight="normal"/>
    </style:style>
    <style:style style:name="T2" style:family="text">
      <style:text-properties fo:font-variant="normal" fo:text-transform="none" fo:color="#552244" style:font-name="Georgia" fo:letter-spacing="normal" fo:font-style="normal" fo:font-weight="normal"/>
    </style:style>
    <style:style style:name="T3" style:family="text">
      <style:text-properties fo:font-variant="normal" fo:text-transform="none" fo:color="#552244" style:font-name="Georgia" fo:font-size="14pt" fo:letter-spacing="normal" fo:font-style="normal" fo:font-weight="normal"/>
    </style:style>
    <style:style style:name="T4" style:family="text">
      <style:text-properties fo:font-variant="normal" fo:text-transform="none" fo:color="#4e5869" style:font-name="Georgia" fo:font-size="14pt" fo:letter-spacing="normal" fo:font-style="normal" style:text-underline-style="solid" style:text-underline-width="auto" style:text-underline-color="font-color" fo:font-weight="normal"/>
    </style:style>
    <style:style style:name="T5" style:family="text">
      <style:text-properties fo:font-variant="normal" fo:text-transform="none" fo:color="#550000" style:font-name="Trebuchet MS" fo:letter-spacing="normal" fo:font-style="normal" fo:font-weight="normal"/>
    </style:style>
    <style:style style:name="T6" style:family="text">
      <style:text-properties fo:font-variant="normal" fo:text-transform="none" fo:color="#003366" style:font-name="Arial1" fo:letter-spacing="normal" fo:font-style="normal" fo:font-weight="bold"/>
    </style:style>
    <style:style style:name="T7" style:family="text">
      <style:text-properties fo:font-variant="normal" fo:text-transform="none" fo:color="#800080" style:font-name="Georgia" fo:font-size="14pt" fo:letter-spacing="normal" fo:font-style="normal" fo:font-weight="normal"/>
    </style:style>
    <style:style style:name="T8" style:family="text">
      <style:text-properties fo:font-variant="normal" fo:text-transform="none" fo:color="#800080" style:font-name="Georgia" fo:letter-spacing="normal" fo:font-style="normal" fo:font-weight="normal"/>
    </style:style>
    <style:style style:name="T9" style:family="text">
      <style:text-properties style:font-name="Georgia" fo:font-size="14pt" fo:font-style="normal" fo:font-weight="normal"/>
    </style:style>
    <style:style style:name="T10" style:family="text">
      <style:text-properties style:font-name="Lucida Console" fo:font-size="14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0138in solid #552244"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013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Section 2 - Downloading Eclipse for Java on the Mac</text:h>
      <text:p text:style-name="P5"><text:span text:style-name="T1">This section is for </text:span><text:span text:style-name="Strong_20_Emphasis"><text:span text:style-name="T1">Mac</text:span></text:span><text:span text:style-name="T1"> users. Windows people can skip it.</text:span></text:p>
      <text:h text:style-name="P35" text:outline-level="2">CMP.2.1 Getting the Java Runtime Environment</text:h>
      <text:p text:style-name="P7"><text:span text:style-name="T2">Before you can begin Eclipse, you will need a preliminary component called a </text:span><text:span text:style-name="Strong_20_Emphasis"><text:span text:style-name="T2">Java Runtime Environment (JRE )</text:span></text:span><text:span text:style-name="T2">.  Good news for some Mac users: this may be a non-step.  Apple has its own </text:span><text:span text:style-name="Strong_20_Emphasis"><text:span text:style-name="T2">JRE</text:span></text:span><text:span text:style-name="T2">(not from Oracle) included as part of OS X.  By keeping your system X software up-to-date, you </text:span><text:span text:style-name="Strong_20_Emphasis"><text:span text:style-name="Emphasis"><text:span text:style-name="T2">might</text:span></text:span></text:span><text:span text:style-name="T2">have the most recent JRE available on a Mac. </text:span></text:p>
      <text:p text:style-name="P8">However, the JRE from Apple may not work for Eclipse, in which case, you will need to install the Java JDK from Oracle. It doesn't hurt to install the Oracle JDK in any case. Start here:</text:p>
      <text:p text:style-name="P12"><text:a xlink:type="simple" xlink:href="http://www.oracle.com/technetwork/java/javase/downloads/index.html" office:target-frame-name="_blank" xlink:show="new"><text:span text:style-name="T4">http://www.oracle.com/technetwork/java/javase/downloads/index.html</text:span></text:a></text:p>
      <text:p text:style-name="P7"><text:span text:style-name="T2">From that page, you will download the </text:span><text:span text:style-name="Emphasis"><text:span text:style-name="T2">Java SE ("Standard Edition") JDK</text:span></text:span><text:span text:style-name="T2"> by first clicking on the </text:span><text:span text:style-name="Strong_20_Emphasis"><text:span text:style-name="T2">JDK Download</text:span></text:span><text:span text:style-name="T2">:</text:span></text:p>
      <text:p text:style-name="P9"><text:soft-page-break/><draw:frame draw:style-name="fr1" draw:name="graphics1" text:anchor-type="as-char" svg:width="8in" svg:height="6.8957in" draw:z-index="0"><draw:image xlink:href="https://www.fgamedia.org/faculty/loceff/cs_courses/common/compilers/_images/pic_mac_jdk_1.JPG" xlink:type="simple" xlink:show="embed" xlink:actuate="onLoad"/><svg:title>web shot</svg:title></draw:frame></text:p>
      <text:p text:style-name="P7"><text:span text:style-name="T2">Next, accept the terms and select the </text:span><text:span text:style-name="Strong_20_Emphasis"><text:span text:style-name="T2">Mac OS X x64</text:span></text:span><text:span text:style-name="T2"> disk image:</text:span></text:p>
      <text:p text:style-name="P9"><draw:frame draw:style-name="fr1" draw:name="graphics2" text:anchor-type="as-char" svg:width="0.7862in" svg:height="0.3929in" draw:z-index="1"><draw:image xlink:href="https://www.fgamedia.org/faculty/loceff/cs_courses/common/compilers/_images/pic_mac_jdk_2.JPG" xlink:type="simple" xlink:show="embed" xlink:actuate="onLoad"/><svg:title>web shot</svg:title></draw:frame></text:p>
      <text:p text:style-name="P7"><text:span text:style-name="T2">After a few minutes (or longer) you will see the .dmg file in your</text:span><text:span text:style-name="Emphasis"><text:span text:style-name="Strong_20_Emphasis"><text:span text:style-name="T2"> Downloads stack</text:span></text:span></text:span><text:span text:style-name="T2">:</text:span></text:p>
      <text:p text:style-name="P9"><draw:frame draw:style-name="fr1" draw:name="graphics3" text:anchor-type="as-char" svg:width="0.7862in" svg:height="0.3929in" draw:z-index="2"><draw:image xlink:href="https://www.fgamedia.org/faculty/loceff/cs_courses/common/compilers/_images/pic_mac_jdk_3.JPG" xlink:type="simple" xlink:show="embed" xlink:actuate="onLoad"/><svg:title>web shot</svg:title></draw:frame></text:p>
      <text:p text:style-name="P8">Double-click on it to start the installation process:</text:p>
      <text:p text:style-name="P9"><draw:frame draw:style-name="fr1" draw:name="graphics4" text:anchor-type="as-char" svg:width="0.7862in" svg:height="0.3929in" draw:z-index="3"><draw:image xlink:href="https://www.fgamedia.org/faculty/loceff/cs_courses/common/compilers/_images/pic_mac_jdk_4.JPG" xlink:type="simple" xlink:show="embed" xlink:actuate="onLoad"/><svg:title>web shot</svg:title></draw:frame></text:p>
      <text:p text:style-name="P8">and when you are done, you should see a message on your screen that the JDK was <text:soft-page-break/>successfully and completely installed.</text:p>
      <text:h text:style-name="P35" text:outline-level="2">CMP.2.2 Getting Eclipse (Mac)</text:h>
      <text:p text:style-name="P7"><text:span text:style-name="T2">Now you are ready to download </text:span><text:span text:style-name="Emphasis"><text:span text:style-name="Strong_20_Emphasis"><text:span text:style-name="T2">Eclipse</text:span></text:span></text:span><text:span text:style-name="T2">.   </text:span></text:p>
      <text:list xml:id="list4816306173342634898" text:style-name="L1">
        <text:list-item>
          <text:p text:style-name="P15"><text:span text:style-name="T3">Go to the </text:span><text:span text:style-name="Emphasis"><text:span text:style-name="Strong_20_Emphasis"><text:span text:style-name="T3">Eclipse</text:span></text:span></text:span><text:span text:style-name="T3"> web page:</text:span></text:p>
          <text:p text:style-name="P19"><text:a xlink:type="simple" xlink:href="http://www.eclipse.org/" office:target-frame-name="_blank" xlink:show="new"><text:span text:style-name="T4">http://www.eclipse.org/</text:span></text:a></text:p>
        </text:list-item>
        <text:list-item>
          <text:p text:style-name="P15"><text:span text:style-name="T3">Click on </text:span><text:span text:style-name="Strong_20_Emphasis"><text:span text:style-name="Emphasis"><text:span text:style-name="T3">Download</text:span></text:span></text:span><text:span text:style-name="T3">, then on </text:span><text:span text:style-name="Strong_20_Emphasis"><text:span text:style-name="Emphasis"><text:span text:style-name="T3">Eclipse IDE for Java Developers</text:span></text:span></text:span><text:span text:style-name="T3"> (one of the first five or so choices in the list).</text:span></text:p>
          <text:p text:style-name="P21"><draw:frame draw:style-name="fr1" draw:name="graphics5" text:anchor-type="as-char" svg:width="0.7862in" svg:height="0.3929in" draw:z-index="4"><draw:image xlink:href="https://www.fgamedia.org/faculty/loceff/cs_courses/common/compilers/_images/pic_eclipse_java_mac_1.JPG" xlink:type="simple" xlink:show="embed" xlink:actuate="onLoad"/><svg:title>web shot</svg:title></draw:frame></text:p>
          <text:p text:style-name="P26">Make sure you get the 64-bit version to optimize for Mac OS X:</text:p>
          <text:p text:style-name="P21"><draw:frame draw:style-name="fr1" draw:name="graphics6" text:anchor-type="as-char" svg:width="0.7862in" svg:height="0.3929in" draw:z-index="5"><draw:image xlink:href="https://www.fgamedia.org/faculty/loceff/cs_courses/common/compilers/_images/pic_eclipse_java_mac_2.JPG" xlink:type="simple" xlink:show="embed" xlink:actuate="onLoad"/><svg:title>web shot</svg:title></draw:frame> </text:p>
        </text:list-item>
        <text:list-item>
          <text:p text:style-name="P15"><text:span text:style-name="T3">After a few minutes to an hour, you'll see the</text:span><text:span text:style-name="Strong_20_Emphasis"><text:span text:style-name="T3"> </text:span></text:span><text:span text:style-name="Strong_20_Emphasis"><text:span text:style-name="Emphasis"><text:span text:style-name="T3">eclipse .tar</text:span></text:span></text:span><text:span text:style-name="T3"> file in your downloads stack. Double click it to unpack the Eclipse application.</text:span></text:p>
          <text:p text:style-name="P21"><draw:frame draw:style-name="fr1" draw:name="graphics7" text:anchor-type="as-char" svg:width="0.7862in" svg:height="0.3929in" draw:z-index="6"><draw:image xlink:href="https://www.fgamedia.org/faculty/loceff/cs_courses/common/compilers/_images/pic_java_ecl_mac_1.JPG" xlink:type="simple" xlink:show="embed" xlink:actuate="onLoad"/><svg:title>mac ecl install shot</svg:title></draw:frame></text:p>
        </text:list-item>
        <text:list-item>
          <text:p text:style-name="P15"><text:span text:style-name="T3">Open the </text:span><text:span text:style-name="Emphasis"><text:span text:style-name="Strong_20_Emphasis"><text:span text:style-name="T3">Downloads stack</text:span></text:span></text:span><text:span text:style-name="T3"> to see its contents, which will either contain an </text:span><text:span text:style-name="Emphasis"><text:span text:style-name="Strong_20_Emphasis"><text:span text:style-name="T3">eclipse folder</text:span></text:span></text:span><text:span text:style-name="T3"> (on older systems) ...</text:span></text:p>
          <text:p text:style-name="P21"><draw:frame draw:style-name="fr1" draw:name="graphics8" text:anchor-type="as-char" svg:width="0.7862in" svg:height="0.3929in" draw:z-index="7"><draw:image xlink:href="https://www.fgamedia.org/faculty/loceff/cs_courses/common/compilers/_images/pic_java_ecl_mac_2.JPG" xlink:type="simple" xlink:show="embed" xlink:actuate="onLoad"/><svg:title>mac ecl install shot</svg:title></draw:frame></text:p>
          <text:p text:style-name="P1"><text:span text:style-name="T3"><text:line-break/>... or (on newer systems) the </text:span><text:span text:style-name="Emphasis"><text:span text:style-name="Strong_20_Emphasis"><text:span text:style-name="T3">Eclipse icon</text:span></text:span></text:span><text:span text:style-name="T3">. This can also be found more quickly by just expanding the </text:span><text:span text:style-name="Emphasis"><text:span text:style-name="Strong_20_Emphasis"><text:span text:style-name="T3">Downloads stack</text:span></text:span></text:span><text:span text:style-name="T3">:</text:span></text:p>
          <text:p text:style-name="P21"><draw:frame draw:style-name="fr2" draw:name="graphics9" text:anchor-type="as-char" svg:width="0.8138in" svg:height="0.4209in" draw:z-index="8"><draw:image xlink:href="https://www.fgamedia.org/faculty/loceff/cs_courses/common/compilers/_images/pic_eclipse_java_mac_3.JPG" xlink:type="simple" xlink:show="embed" xlink:actuate="onLoad"/><svg:title>eclipse shot</svg:title></draw:frame></text:p>
        </text:list-item>
      </text:list>
      <text:h text:style-name="P35" text:outline-level="2">CMP.2.3 Making Eclipse More Accessible</text:h>
      <text:h text:style-name="P34" text:outline-level="3">Making an Alias on Your Desktop</text:h>
      <text:list xml:id="list3726285446142986559" text:style-name="L2">
        <text:list-item>
          <text:p text:style-name="P16"><text:span text:style-name="T3">Find thte Eclipse application either in the </text:span><text:span text:style-name="Emphasis"><text:span text:style-name="Strong_20_Emphasis"><text:span text:style-name="T3">Eclipse folder</text:span></text:span></text:span><text:span text:style-name="T3"> (0lder systems) or directly in the </text:span><text:span text:style-name="Emphasis"><text:span text:style-name="Strong_20_Emphasis"><text:span text:style-name="T3">Downloads folder</text:span></text:span></text:span><text:span text:style-name="T3"> (newer systems) and make an alias</text:span></text:p>
          <text:p text:style-name="P22"><text:soft-page-break/><draw:frame draw:style-name="fr2" draw:name="graphics10" text:anchor-type="as-char" svg:width="3.6634in" svg:height="2.2571in" draw:z-index="9"><draw:image xlink:href="https://www.fgamedia.org/faculty/loceff/cs_courses/common/compilers/_images/pic_java_ecl_mac_3.JPG" xlink:type="simple" xlink:show="embed" xlink:actuate="onLoad"/><svg:title>eclipse shot</svg:title></draw:frame></text:p>
        </text:list-item>
        <text:list-item>
          <text:p text:style-name="P16"><text:span text:style-name="T3">Without moving that application from its folder, make an </text:span><text:span text:style-name="Emphasis"><text:span text:style-name="Strong_20_Emphasis"><text:span text:style-name="T3">alias</text:span></text:span></text:span><text:span text:style-name="T3">, and move the </text:span><text:span text:style-name="Emphasis"><text:span text:style-name="Strong_20_Emphasis"><text:span text:style-name="T3">alias</text:span></text:span></text:span><text:span text:style-name="T3">(</text:span><text:span text:style-name="Emphasis"><text:span text:style-name="T3">not the original</text:span></text:span><text:span text:style-name="T3">) to your desktop for easier access:</text:span></text:p>
          <text:p text:style-name="P22"><draw:frame draw:style-name="fr2" draw:name="graphics11" text:anchor-type="as-char" svg:width="0.8138in" svg:height="0.4209in" draw:z-index="10"><draw:image xlink:href="https://www.fgamedia.org/faculty/loceff/cs_courses/common/compilers/_images/pic_java_ecl_mac_4.JPG" xlink:type="simple" xlink:show="embed" xlink:actuate="onLoad"/><svg:title>eclipse shot</svg:title></draw:frame> <text:span text:style-name="T9"><text:line-break/>→ <text:line-break/></text:span><text:span text:style-name="T9"><draw:frame draw:style-name="fr2" draw:name="graphics12" text:anchor-type="as-char" svg:width="0.8138in" svg:height="0.4209in" draw:z-index="11"><draw:image xlink:href="https://www.fgamedia.org/faculty/loceff/cs_courses/common/compilers/_images/pic_java_ecl_mac_5.JPG" xlink:type="simple" xlink:show="embed" xlink:actuate="onLoad"/><svg:title>eclipse shot</svg:title></draw:frame></text:span></text:p>
        </text:list-item>
      </text:list>
      <text:p text:style-name="P14">Extreme Caution</text:p>
      <text:p text:style-name="P29">Do not try to move the Eclipse application to the desktop. Move only the alias you just made. If you accidentally move the application, move it back and move the alias to the desktop.</text:p>
      <text:h text:style-name="P34" text:outline-level="3">Pinning to the Dock</text:h>
      <text:p text:style-name="P7"><text:span text:style-name="T2">As an alternative, you can drag the applicaiton to the </text:span><text:span text:style-name="Emphasis"><text:span text:style-name="Strong_20_Emphasis"><text:span text:style-name="T2">dock</text:span></text:span></text:span><text:span text:style-name="T2"> (shown on a newer system in which the applicaiton is in the </text:span><text:span text:style-name="Emphasis"><text:span text:style-name="Strong_20_Emphasis"><text:span text:style-name="T2">Downloads stack</text:span></text:span></text:span><text:span text:style-name="T2">:</text:span></text:p>
      <text:p text:style-name="P11"><draw:frame draw:style-name="fr3" draw:name="graphics13" text:anchor-type="as-char" svg:width="0.8138in" svg:height="0.4209in" draw:z-index="12"><draw:image xlink:href="https://www.fgamedia.org/faculty/loceff/cs_courses/common/compilers/_images/pic_eclipse_java_mac_4.JPG" xlink:type="simple" xlink:show="embed" xlink:actuate="onLoad"/><svg:title>eclipse shot</svg:title></draw:frame></text:p>
      <text:p text:style-name="P10"> </text:p>
      <text:h text:style-name="P35" text:outline-level="2">CMP.2.4 Fixing Possible Lauch Problems</text:h>
      <text:p text:style-name="P8">Confirm that your installation is working by double-clicking on your desktop alias or doc icon. If you get an error alert, you'll have to take action. What you need to do depends on how new your versions are.</text:p>
      <text:h text:style-name="P36" text:outline-level="4">Newer Systems</text:h>
      <text:p text:style-name="P7"><text:span text:style-name="T2">If you get a message along the lines of "</text:span><text:span text:style-name="Strong_20_Emphasis"><text:span text:style-name="Emphasis"><text:span text:style-name="T2">Version 1.6.0_65 of the JVM is not suitable for this product. Version 1.7 or greater is required,</text:span></text:span></text:span><text:span text:style-name="T2">"</text:span></text:p>
      <text:p text:style-name="P11"><text:soft-page-break/><draw:frame draw:style-name="fr1" draw:name="graphics14" text:anchor-type="as-char" svg:width="0.7862in" svg:height="0.3929in" draw:z-index="13"><draw:image xlink:href="https://www.fgamedia.org/faculty/loceff/cs_courses/common/compilers/_images/pic_eclipse_java_mac_5.JPG" xlink:type="simple" xlink:show="embed" xlink:actuate="onLoad"/><svg:title>need java</svg:title></draw:frame></text:p>
      <text:p text:style-name="P7"><text:span text:style-name="Emphasis"><text:span text:style-name="T2">even though your Java control panel says that</text:span></text:span><text:span text:style-name="Emphasis"><text:span text:style-name="Strong_20_Emphasis"><text:span text:style-name="T2"> JRE 8</text:span></text:span></text:span><text:span text:style-name="Emphasis"><text:span text:style-name="T2"> is present</text:span></text:span><text:span text:style-name="T2">, then you will have to install the </text:span><text:span text:style-name="Emphasis"><text:span text:style-name="Strong_20_Emphasis"><text:span text:style-name="T2">JDK from Oracle</text:span></text:span></text:span><text:span text:style-name="T2"> (that is, the </text:span><text:span text:style-name="Emphasis"><text:span text:style-name="Strong_20_Emphasis"><text:span text:style-name="T2">JRE</text:span></text:span></text:span><text:span text:style-name="T2"> is not enough). See above for details in doing that.</text:span></text:p>
      <text:h text:style-name="P36" text:outline-level="4">Older Systems</text:h>
      <text:p text:style-name="P8">Earlier versions of the operating system and application might fail for another reason. You get an alert that looks like this:</text:p>
      <text:p text:style-name="P11"><draw:frame draw:style-name="fr1" draw:name="graphics15" text:anchor-type="as-char" svg:width="0.7862in" svg:height="0.3929in" draw:z-index="14"><draw:image xlink:href="https://www.fgamedia.org/faculty/loceff/cs_courses/common/compilers/_images/eclipse_need_java.JPG" xlink:type="simple" xlink:show="embed" xlink:actuate="onLoad"/><svg:title>need java</svg:title></draw:frame></text:p>
      <text:p text:style-name="P7"><text:span text:style-name="T2">Just click </text:span><text:span text:style-name="Strong_20_Emphasis"><text:span text:style-name="T2">Install</text:span></text:span><text:span text:style-name="T2"> and wait. You will never have to do this again for </text:span><text:span text:style-name="Strong_20_Emphasis"><text:span text:style-name="T2">Eclipse</text:span></text:span><text:span text:style-name="T2">.</text:span></text:p>
      <text:p text:style-name="P7"><text:span text:style-name="T2">When</text:span><text:span text:style-name="Strong_20_Emphasis"><text:span text:style-name="T2"> Java SE 6</text:span></text:span><text:span text:style-name="T2"> is installed you can try to open </text:span><text:span text:style-name="Strong_20_Emphasis"><text:span text:style-name="T2">Eclipse</text:span></text:span><text:span text:style-name="T2"> a second time. I say </text:span><text:span text:style-name="Emphasis"><text:span text:style-name="T2">try</text:span></text:span><text:span text:style-name="T2">, because you may hit another bump:</text:span></text:p>
      <text:p text:style-name="P11"><draw:frame draw:style-name="fr1" draw:name="graphics16" text:anchor-type="as-char" svg:width="0.7862in" svg:height="0.3929in" draw:z-index="15"><draw:image xlink:href="https://www.fgamedia.org/faculty/loceff/cs_courses/common/compilers/_images/eclipse_from_unidentified_dev.JPG" xlink:type="simple" xlink:show="embed" xlink:actuate="onLoad"/><svg:title>unidentified dev</svg:title></draw:frame></text:p>
      <text:p text:style-name="P7"><text:span text:style-name="T2">To fix this one (once and for all) find the original </text:span><text:span text:style-name="Strong_20_Emphasis"><text:span text:style-name="T2">Eclipse</text:span></text:span><text:span text:style-name="T2"> application on your desktop (or in the </text:span><text:span text:style-name="Strong_20_Emphasis"><text:span text:style-name="T2">Eclipse</text:span></text:span><text:span text:style-name="T2">folder) and</text:span><text:span text:style-name="Strong_20_Emphasis"><text:span text:style-name="T2"> right-click → Open</text:span></text:span><text:span text:style-name="T2">:</text:span></text:p>
      <text:p text:style-name="P11"><draw:frame draw:style-name="fr1" draw:name="graphics17" text:anchor-type="as-char" svg:width="3.8228in" svg:height="2.2709in" draw:z-index="16"><draw:image xlink:href="https://www.fgamedia.org/faculty/loceff/cs_courses/common/compilers/_images/eclipse_wont_open.JPG" xlink:type="simple" xlink:show="embed" xlink:actuate="onLoad"/><svg:title>open eclipse</svg:title></draw:frame></text:p>
      <text:p text:style-name="P8">You will get a dialog that allows you to override the warning, and your Mac will remember that for all time:</text:p>
      <text:p text:style-name="P11"><draw:frame draw:style-name="fr1" draw:name="graphics18" text:anchor-type="as-char" svg:width="4.9165in" svg:height="2.1043in" draw:z-index="17"><draw:image xlink:href="https://www.fgamedia.org/faculty/loceff/cs_courses/common/compilers/_images/eclipse_force_open2.JPG" xlink:type="simple" xlink:show="embed" xlink:actuate="onLoad"/><svg:title>force</svg:title></draw:frame></text:p>
      <text:h text:style-name="P35" text:outline-level="2"><text:soft-page-break/>CMP.2.5 Launch (and Exit) Eclipse</text:h>
      <text:p text:style-name="P7"><text:span text:style-name="T2">Once launched, </text:span><text:span text:style-name="Strong_20_Emphasis"><text:span text:style-name="T2">Eclipse</text:span></text:span><text:span text:style-name="T2"> will show you a </text:span><text:span text:style-name="Emphasis"><text:span text:style-name="Strong_20_Emphasis"><text:span text:style-name="T2">Select Workspace</text:span></text:span></text:span><text:span text:style-name="T2"> window (</text:span><text:span text:style-name="Emphasis"><text:span text:style-name="Strong_20_Emphasis"><text:span text:style-name="T2">check the box</text:span></text:span></text:span><text:span text:style-name="T2"> and click </text:span><text:span text:style-name="Strong_20_Emphasis"><text:span text:style-name="T2">OK</text:span></text:span><text:span text:style-name="T2">, so it never shows you that window again) ...</text:span></text:p>
      <text:p text:style-name="P11"><draw:frame draw:style-name="fr1" draw:name="graphics19" text:anchor-type="as-char" svg:width="6.8126in" svg:height="3.2083in" draw:z-index="18"><draw:image xlink:href="https://www.fgamedia.org/faculty/loceff/cs_courses/common/compilers/_images/pic_java_ecl_mac_6.JPG" xlink:type="simple" xlink:show="embed" xlink:actuate="onLoad"/><svg:title>eclipse shot</svg:title></draw:frame></text:p>
      <text:p text:style-name="P7"><text:span text:style-name="T2">... followed by the </text:span><text:span text:style-name="Strong_20_Emphasis"><text:span text:style-name="T2">Eclipse</text:span></text:span><text:span text:style-name="T2"> welcome screen if it is your first time using any version of </text:span><text:span text:style-name="Strong_20_Emphasis"><text:span text:style-name="T2">Eclipse</text:span></text:span><text:span text:style-name="T2">:</text:span></text:p>
      <text:p text:style-name="P11"><draw:frame draw:style-name="fr1" draw:name="graphics20" text:anchor-type="as-char" svg:width="7.4689in" svg:height="3.9689in" draw:z-index="19"><draw:image xlink:href="https://www.fgamedia.org/faculty/loceff/cs_courses/common/compilers/_images/pic_java_ecl_mac_7.JPG" xlink:type="simple" xlink:show="embed" xlink:actuate="onLoad"/><svg:title>eclipse shot</svg:title></draw:frame></text:p>
      <text:p text:style-name="P10"> </text:p>
      <text:p text:style-name="P5"><text:span text:style-name="T1">If you have used </text:span><text:span text:style-name="Strong_20_Emphasis"><text:span text:style-name="T1">Eclipse</text:span></text:span><text:span text:style-name="T1"> in the past, you will probably see a project perspective rather than this welcome screen.</text:span></text:p>
      <text:p text:style-name="P7"><text:soft-page-break/><text:span text:style-name="T2">Now, </text:span><text:span text:style-name="Emphasis"><text:span text:style-name="Strong_20_Emphasis"><text:span text:style-name="T2">close Eclipse before you get into trouble</text:span></text:span></text:span><text:span text:style-name="T2">. In a few pages, I'll show you what to do next.</text:span></text:p>
      <text:p text:style-name="P7"><text:span text:style-name="Strong_20_Emphasis"><text:span text:style-name="Emphasis"><text:span text:style-name="T2">Congratulations</text:span></text:span></text:span><text:span text:style-name="T2">.  You have completed the installation of </text:span><text:span text:style-name="Emphasis"><text:span text:style-name="Strong_20_Emphasis"><text:span text:style-name="T2">Eclipse for Java development</text:span></text:span></text:span><text:span text:style-name="T2">.  Next, we configure it so it is set up for the remainder of the course.</text:span></text:p>
      <text:p text:style-name="P14">IMPORTANT</text:p>
      <text:p text:style-name="P30"><text:span text:style-name="T5">Do not try to create or run a program yet. We have to configure the compiler in the next </text:span><text:span text:style-name="T6">section</text:span><text:span text:style-name="T5">, and then work through another </text:span><text:span text:style-name="T6">module</text:span><text:span text:style-name="T5"> detailing how to compile and run.  You must complete </text:span><text:span text:style-name="Emphasis"><text:span text:style-name="T5">all</text:span></text:span><text:span text:style-name="T5"> the </text:span><text:span text:style-name="T6">module</text:span><text:span text:style-name="T5"> reading in the first week and only start a new program when I direct you to do so, or you will have questions that are answered in this week's sections.</text:span></text:p>
      <text:p text:style-name="Standard"/>
      <text:p text:style-name="Standard"/>
      <text:p text:style-name="Standard"/>
      <text:h text:style-name="P32" text:outline-level="1">Section 2 - Downloading Eclipse for Java on the Mac</text:h>
      <text:p text:style-name="P5"><text:span text:style-name="T1">This section is for </text:span><text:span text:style-name="Strong_20_Emphasis"><text:span text:style-name="T1">Mac</text:span></text:span><text:span text:style-name="T1"> users. Windows people can skip it.</text:span></text:p>
      <text:h text:style-name="P35" text:outline-level="2">CMP.2.1 Getting the Java Runtime Environment</text:h>
      <text:p text:style-name="P7"><text:span text:style-name="T2">Before you can begin Eclipse, you will need a preliminary component called a </text:span><text:span text:style-name="Strong_20_Emphasis"><text:span text:style-name="T2">Java Runtime Environment (JRE )</text:span></text:span><text:span text:style-name="T2">.  Good news for some Mac users: this may be a non-step.  Apple has its own </text:span><text:span text:style-name="Strong_20_Emphasis"><text:span text:style-name="T2">JRE</text:span></text:span><text:span text:style-name="T2">(not from Oracle) included as part of OS X.  By keeping your system X software up-to-date, you </text:span><text:span text:style-name="Strong_20_Emphasis"><text:span text:style-name="Emphasis"><text:span text:style-name="T2">might</text:span></text:span></text:span><text:span text:style-name="T2">have the most recent JRE available on a Mac. </text:span></text:p>
      <text:p text:style-name="P8">However, the JRE from Apple may not work for Eclipse, in which case, you will need to install the Java JDK from Oracle. It doesn't hurt to install the Oracle JDK in any case. Start here:</text:p>
      <text:p text:style-name="P12"><text:a xlink:type="simple" xlink:href="http://www.oracle.com/technetwork/java/javase/downloads/index.html" office:target-frame-name="_blank" xlink:show="new"><text:span text:style-name="T4">http://www.oracle.com/technetwork/java/javase/downloads/index.html</text:span></text:a></text:p>
      <text:p text:style-name="P7"><text:span text:style-name="T2">From that page, you will download the </text:span><text:span text:style-name="Emphasis"><text:span text:style-name="T2">Java SE ("Standard Edition") JDK</text:span></text:span><text:span text:style-name="T2"> by first clicking on the </text:span><text:span text:style-name="Strong_20_Emphasis"><text:span text:style-name="T2">JDK Download</text:span></text:span><text:span text:style-name="T2">:</text:span></text:p>
      <text:p text:style-name="P9"><draw:frame draw:style-name="fr1" draw:name="graphics21" text:anchor-type="as-char" svg:width="0.7862in" svg:height="0.3929in" draw:z-index="20"><draw:image xlink:href="https://www.fgamedia.org/faculty/loceff/cs_courses/common/compilers/_images/pic_mac_jdk_1.JPG" xlink:type="simple" xlink:show="embed" xlink:actuate="onLoad"/><svg:title>web shot</svg:title></draw:frame></text:p>
      <text:p text:style-name="P7"><text:span text:style-name="T2">Next, accept the terms and select the </text:span><text:span text:style-name="Strong_20_Emphasis"><text:span text:style-name="T2">Mac OS X x64</text:span></text:span><text:span text:style-name="T2"> disk image:</text:span></text:p>
      <text:p text:style-name="P9"><draw:frame draw:style-name="fr1" draw:name="graphics22" text:anchor-type="as-char" svg:width="0.7862in" svg:height="0.3929in" draw:z-index="21"><draw:image xlink:href="https://www.fgamedia.org/faculty/loceff/cs_courses/common/compilers/_images/pic_mac_jdk_2.JPG" xlink:type="simple" xlink:show="embed" xlink:actuate="onLoad"/><svg:title>web shot</svg:title></draw:frame></text:p>
      <text:p text:style-name="P7"><text:span text:style-name="T2">After a few minutes (or longer) you will see the .dmg file in your</text:span><text:span text:style-name="Emphasis"><text:span text:style-name="Strong_20_Emphasis"><text:span text:style-name="T2"> Downloads stack</text:span></text:span></text:span><text:span text:style-name="T2">:</text:span></text:p>
      <text:p text:style-name="P9"><draw:frame draw:style-name="fr1" draw:name="graphics23" text:anchor-type="as-char" svg:width="0.7862in" svg:height="0.3929in" draw:z-index="22"><draw:image xlink:href="https://www.fgamedia.org/faculty/loceff/cs_courses/common/compilers/_images/pic_mac_jdk_3.JPG" xlink:type="simple" xlink:show="embed" xlink:actuate="onLoad"/><svg:title>web shot</svg:title></draw:frame></text:p>
      <text:p text:style-name="P8">Double-click on it to start the installation process:</text:p>
      <text:p text:style-name="P9"><text:soft-page-break/><draw:frame draw:style-name="fr1" draw:name="graphics24" text:anchor-type="as-char" svg:width="0.7862in" svg:height="0.3929in" draw:z-index="23"><draw:image xlink:href="https://www.fgamedia.org/faculty/loceff/cs_courses/common/compilers/_images/pic_mac_jdk_4.JPG" xlink:type="simple" xlink:show="embed" xlink:actuate="onLoad"/><svg:title>web shot</svg:title></draw:frame></text:p>
      <text:p text:style-name="P8">and when you are done, you should see a message on your screen that the JDK was successfully and completely installed.</text:p>
      <text:h text:style-name="P35" text:outline-level="2">CMP.2.2 Getting Eclipse (Mac)</text:h>
      <text:p text:style-name="P7"><text:span text:style-name="T2">Now you are ready to download </text:span><text:span text:style-name="Emphasis"><text:span text:style-name="Strong_20_Emphasis"><text:span text:style-name="T2">Eclipse</text:span></text:span></text:span><text:span text:style-name="T2">.   </text:span></text:p>
      <text:list xml:id="list4756319377103963087" text:style-name="L3">
        <text:list-item>
          <text:p text:style-name="P17"><text:span text:style-name="T3">Go to the </text:span><text:span text:style-name="Emphasis"><text:span text:style-name="Strong_20_Emphasis"><text:span text:style-name="T3">Eclipse</text:span></text:span></text:span><text:span text:style-name="T3"> web page:</text:span></text:p>
          <text:p text:style-name="P20"><text:a xlink:type="simple" xlink:href="http://www.eclipse.org/" office:target-frame-name="_blank" xlink:show="new"><text:span text:style-name="T4">http://www.eclipse.org/</text:span></text:a></text:p>
        </text:list-item>
        <text:list-item>
          <text:p text:style-name="P17"><text:span text:style-name="T3">Click on </text:span><text:span text:style-name="Strong_20_Emphasis"><text:span text:style-name="Emphasis"><text:span text:style-name="T3">Download</text:span></text:span></text:span><text:span text:style-name="T3">, then on </text:span><text:span text:style-name="Strong_20_Emphasis"><text:span text:style-name="Emphasis"><text:span text:style-name="T3">Eclipse IDE for Java Developers</text:span></text:span></text:span><text:span text:style-name="T3"> (one of the first five or so choices in the list).</text:span></text:p>
          <text:p text:style-name="P23"><draw:frame draw:style-name="fr1" draw:name="graphics25" text:anchor-type="as-char" svg:width="0.7862in" svg:height="0.3929in" draw:z-index="24"><draw:image xlink:href="https://www.fgamedia.org/faculty/loceff/cs_courses/common/compilers/_images/pic_eclipse_java_mac_1.JPG" xlink:type="simple" xlink:show="embed" xlink:actuate="onLoad"/><svg:title>web shot</svg:title></draw:frame></text:p>
          <text:p text:style-name="P27">Make sure you get the 64-bit version to optimize for Mac OS X:</text:p>
          <text:p text:style-name="P23"><draw:frame draw:style-name="fr1" draw:name="graphics26" text:anchor-type="as-char" svg:width="0.7862in" svg:height="0.3929in" draw:z-index="25"><draw:image xlink:href="https://www.fgamedia.org/faculty/loceff/cs_courses/common/compilers/_images/pic_eclipse_java_mac_2.JPG" xlink:type="simple" xlink:show="embed" xlink:actuate="onLoad"/><svg:title>web shot</svg:title></draw:frame> </text:p>
        </text:list-item>
        <text:list-item>
          <text:p text:style-name="P17"><text:span text:style-name="T3">After a few minutes to an hour, you'll see the</text:span><text:span text:style-name="Strong_20_Emphasis"><text:span text:style-name="T3"> </text:span></text:span><text:span text:style-name="Strong_20_Emphasis"><text:span text:style-name="Emphasis"><text:span text:style-name="T3">eclipse .tar</text:span></text:span></text:span><text:span text:style-name="T3"> file in your downloads stack. Double click it to unpack the Eclipse application.</text:span></text:p>
          <text:p text:style-name="P23"><draw:frame draw:style-name="fr1" draw:name="graphics27" text:anchor-type="as-char" svg:width="0.7862in" svg:height="0.3929in" draw:z-index="26"><draw:image xlink:href="https://www.fgamedia.org/faculty/loceff/cs_courses/common/compilers/_images/pic_java_ecl_mac_1.JPG" xlink:type="simple" xlink:show="embed" xlink:actuate="onLoad"/><svg:title>mac ecl install shot</svg:title></draw:frame></text:p>
        </text:list-item>
        <text:list-item>
          <text:p text:style-name="P17"><text:span text:style-name="T3">Open the </text:span><text:span text:style-name="Emphasis"><text:span text:style-name="Strong_20_Emphasis"><text:span text:style-name="T3">Downloads stack</text:span></text:span></text:span><text:span text:style-name="T3"> to see its contents, which will either contain an </text:span><text:span text:style-name="Emphasis"><text:span text:style-name="Strong_20_Emphasis"><text:span text:style-name="T3">eclipse folder</text:span></text:span></text:span><text:span text:style-name="T3"> (on older systems) ...</text:span></text:p>
          <text:p text:style-name="P23"><draw:frame draw:style-name="fr1" draw:name="graphics28" text:anchor-type="as-char" svg:width="0.7862in" svg:height="0.3929in" draw:z-index="27"><draw:image xlink:href="https://www.fgamedia.org/faculty/loceff/cs_courses/common/compilers/_images/pic_java_ecl_mac_2.JPG" xlink:type="simple" xlink:show="embed" xlink:actuate="onLoad"/><svg:title>mac ecl install shot</svg:title></draw:frame></text:p>
          <text:p text:style-name="P2"><text:span text:style-name="T3"><text:line-break/>... or (on newer systems) the </text:span><text:span text:style-name="Emphasis"><text:span text:style-name="Strong_20_Emphasis"><text:span text:style-name="T3">Eclipse icon</text:span></text:span></text:span><text:span text:style-name="T3">. This can also be found more quickly by just expanding the </text:span><text:span text:style-name="Emphasis"><text:span text:style-name="Strong_20_Emphasis"><text:span text:style-name="T3">Downloads stack</text:span></text:span></text:span><text:span text:style-name="T3">:</text:span></text:p>
          <text:p text:style-name="P23"><draw:frame draw:style-name="fr2" draw:name="graphics29" text:anchor-type="as-char" svg:width="0.8138in" svg:height="0.4209in" draw:z-index="28"><draw:image xlink:href="https://www.fgamedia.org/faculty/loceff/cs_courses/common/compilers/_images/pic_eclipse_java_mac_3.JPG" xlink:type="simple" xlink:show="embed" xlink:actuate="onLoad"/><svg:title>eclipse shot</svg:title></draw:frame></text:p>
        </text:list-item>
      </text:list>
      <text:h text:style-name="P35" text:outline-level="2">CMP.2.3 Making Eclipse More Accessible</text:h>
      <text:h text:style-name="P34" text:outline-level="3">Making an Alias on Your Desktop</text:h>
      <text:list xml:id="list4183080549261365509" text:style-name="L4">
        <text:list-item>
          <text:p text:style-name="P18"><text:span text:style-name="T3">Find thte Eclipse application either in the </text:span><text:span text:style-name="Emphasis"><text:span text:style-name="Strong_20_Emphasis"><text:span text:style-name="T3">Eclipse folder</text:span></text:span></text:span><text:span text:style-name="T3"> (0lder systems) or directly in the </text:span><text:span text:style-name="Emphasis"><text:span text:style-name="Strong_20_Emphasis"><text:span text:style-name="T3">Downloads folder</text:span></text:span></text:span><text:span text:style-name="T3"> (newer systems) and make an alias</text:span></text:p>
          <text:p text:style-name="P24"><draw:frame draw:style-name="fr2" draw:name="graphics30" text:anchor-type="as-char" svg:width="0.8138in" svg:height="0.4209in" draw:z-index="29"><draw:image xlink:href="https://www.fgamedia.org/faculty/loceff/cs_courses/common/compilers/_images/pic_java_ecl_mac_3.JPG" xlink:type="simple" xlink:show="embed" xlink:actuate="onLoad"/><svg:title>eclipse shot</svg:title></draw:frame></text:p>
        </text:list-item>
        <text:list-item>
          <text:p text:style-name="P18"><text:soft-page-break/><text:span text:style-name="T3">Without moving that application from its folder, make an </text:span><text:span text:style-name="Emphasis"><text:span text:style-name="Strong_20_Emphasis"><text:span text:style-name="T3">alias</text:span></text:span></text:span><text:span text:style-name="T3">, and move the </text:span><text:span text:style-name="Emphasis"><text:span text:style-name="Strong_20_Emphasis"><text:span text:style-name="T3">alias</text:span></text:span></text:span><text:span text:style-name="T3">(</text:span><text:span text:style-name="Emphasis"><text:span text:style-name="T3">not the original</text:span></text:span><text:span text:style-name="T3">) to your desktop for easier access:</text:span></text:p>
          <text:p text:style-name="P24"><draw:frame draw:style-name="fr2" draw:name="graphics31" text:anchor-type="as-char" svg:width="0.8138in" svg:height="0.4209in" draw:z-index="30"><draw:image xlink:href="https://www.fgamedia.org/faculty/loceff/cs_courses/common/compilers/_images/pic_java_ecl_mac_4.JPG" xlink:type="simple" xlink:show="embed" xlink:actuate="onLoad"/><svg:title>eclipse shot</svg:title></draw:frame> <text:span text:style-name="T9"><text:line-break/>→ <text:line-break/></text:span><text:span text:style-name="T9"><draw:frame draw:style-name="fr2" draw:name="graphics32" text:anchor-type="as-char" svg:width="0.8138in" svg:height="0.4209in" draw:z-index="31"><draw:image xlink:href="https://www.fgamedia.org/faculty/loceff/cs_courses/common/compilers/_images/pic_java_ecl_mac_5.JPG" xlink:type="simple" xlink:show="embed" xlink:actuate="onLoad"/><svg:title>eclipse shot</svg:title></draw:frame></text:span></text:p>
        </text:list-item>
      </text:list>
      <text:p text:style-name="P14">Extreme Caution</text:p>
      <text:p text:style-name="P29">Do not try to move the Eclipse application to the desktop. Move only the alias you just made. If you accidentally move the application, move it back and move the alias to the desktop.</text:p>
      <text:h text:style-name="P34" text:outline-level="3">Pinning to the Dock</text:h>
      <text:p text:style-name="P7"><text:span text:style-name="T2">As an alternative, you can drag the applicaiton to the </text:span><text:span text:style-name="Emphasis"><text:span text:style-name="Strong_20_Emphasis"><text:span text:style-name="T2">dock</text:span></text:span></text:span><text:span text:style-name="T2"> (shown on a newer system in which the applicaiton is in the </text:span><text:span text:style-name="Emphasis"><text:span text:style-name="Strong_20_Emphasis"><text:span text:style-name="T2">Downloads stack</text:span></text:span></text:span><text:span text:style-name="T2">:</text:span></text:p>
      <text:p text:style-name="P11"><draw:frame draw:style-name="fr3" draw:name="graphics33" text:anchor-type="as-char" svg:width="0.8138in" svg:height="0.4209in" draw:z-index="32"><draw:image xlink:href="https://www.fgamedia.org/faculty/loceff/cs_courses/common/compilers/_images/pic_eclipse_java_mac_4.JPG" xlink:type="simple" xlink:show="embed" xlink:actuate="onLoad"/><svg:title>eclipse shot</svg:title></draw:frame></text:p>
      <text:p text:style-name="P10"> </text:p>
      <text:h text:style-name="P35" text:outline-level="2">CMP.2.4 Fixing Possible Lauch Problems</text:h>
      <text:p text:style-name="P8">Confirm that your installation is working by double-clicking on your desktop alias or doc icon. If you get an error alert, you'll have to take action. What you need to do depends on how new your versions are.</text:p>
      <text:h text:style-name="P36" text:outline-level="4">Newer Systems</text:h>
      <text:p text:style-name="P7"><text:span text:style-name="T2">If you get a message along the lines of "</text:span><text:span text:style-name="Strong_20_Emphasis"><text:span text:style-name="Emphasis"><text:span text:style-name="T2">Version 1.6.0_65 of the JVM is not suitable for this product. Version 1.7 or greater is required,</text:span></text:span></text:span><text:span text:style-name="T2">"</text:span></text:p>
      <text:p text:style-name="P11"><draw:frame draw:style-name="fr1" draw:name="graphics34" text:anchor-type="as-char" svg:width="0.7862in" svg:height="0.3929in" draw:z-index="33"><draw:image xlink:href="https://www.fgamedia.org/faculty/loceff/cs_courses/common/compilers/_images/pic_eclipse_java_mac_5.JPG" xlink:type="simple" xlink:show="embed" xlink:actuate="onLoad"/><svg:title>need java</svg:title></draw:frame></text:p>
      <text:p text:style-name="P7"><text:span text:style-name="Emphasis"><text:span text:style-name="T2">even though your Java control panel says that</text:span></text:span><text:span text:style-name="Emphasis"><text:span text:style-name="Strong_20_Emphasis"><text:span text:style-name="T2"> JRE 8</text:span></text:span></text:span><text:span text:style-name="Emphasis"><text:span text:style-name="T2"> is present</text:span></text:span><text:span text:style-name="T2">, then you will have to install the </text:span><text:span text:style-name="Emphasis"><text:span text:style-name="Strong_20_Emphasis"><text:span text:style-name="T2">JDK from Oracle</text:span></text:span></text:span><text:span text:style-name="T2"> (that is, the </text:span><text:span text:style-name="Emphasis"><text:span text:style-name="Strong_20_Emphasis"><text:span text:style-name="T2">JRE</text:span></text:span></text:span><text:span text:style-name="T2"> is not enough). See above for details in doing that.</text:span></text:p>
      <text:h text:style-name="P36" text:outline-level="4">Older Systems</text:h>
      <text:p text:style-name="P8">Earlier versions of the operating system and application might fail for another reason. You get an alert that looks like this:</text:p>
      <text:p text:style-name="P11"><draw:frame draw:style-name="fr1" draw:name="graphics35" text:anchor-type="as-char" svg:width="0.7862in" svg:height="0.3929in" draw:z-index="34"><draw:image xlink:href="https://www.fgamedia.org/faculty/loceff/cs_courses/common/compilers/_images/eclipse_need_java.JPG" xlink:type="simple" xlink:show="embed" xlink:actuate="onLoad"/><svg:title>need java</svg:title></draw:frame></text:p>
      <text:p text:style-name="P7"><text:span text:style-name="T2">Just click </text:span><text:span text:style-name="Strong_20_Emphasis"><text:span text:style-name="T2">Install</text:span></text:span><text:span text:style-name="T2"> and wait. You will never have to do this again for </text:span><text:span text:style-name="Strong_20_Emphasis"><text:span text:style-name="T2">Eclipse</text:span></text:span><text:span text:style-name="T2">.</text:span></text:p>
      <text:p text:style-name="P7"><text:soft-page-break/><text:span text:style-name="T2">When</text:span><text:span text:style-name="Strong_20_Emphasis"><text:span text:style-name="T2"> Java SE 6</text:span></text:span><text:span text:style-name="T2"> is installed you can try to open </text:span><text:span text:style-name="Strong_20_Emphasis"><text:span text:style-name="T2">Eclipse</text:span></text:span><text:span text:style-name="T2"> a second time. I say </text:span><text:span text:style-name="Emphasis"><text:span text:style-name="T2">try</text:span></text:span><text:span text:style-name="T2">, because you may hit another bump:</text:span></text:p>
      <text:p text:style-name="P11"><draw:frame draw:style-name="fr1" draw:name="graphics36" text:anchor-type="as-char" svg:width="0.7862in" svg:height="0.3929in" draw:z-index="35"><draw:image xlink:href="https://www.fgamedia.org/faculty/loceff/cs_courses/common/compilers/_images/eclipse_from_unidentified_dev.JPG" xlink:type="simple" xlink:show="embed" xlink:actuate="onLoad"/><svg:title>unidentified dev</svg:title></draw:frame></text:p>
      <text:p text:style-name="P7"><text:span text:style-name="T2">To fix this one (once and for all) find the original </text:span><text:span text:style-name="Strong_20_Emphasis"><text:span text:style-name="T2">Eclipse</text:span></text:span><text:span text:style-name="T2"> application on your desktop (or in the </text:span><text:span text:style-name="Strong_20_Emphasis"><text:span text:style-name="T2">Eclipse</text:span></text:span><text:span text:style-name="T2">folder) and</text:span><text:span text:style-name="Strong_20_Emphasis"><text:span text:style-name="T2"> right-click → Open</text:span></text:span><text:span text:style-name="T2">:</text:span></text:p>
      <text:p text:style-name="P11"><draw:frame draw:style-name="fr1" draw:name="graphics37" text:anchor-type="as-char" svg:width="0.7862in" svg:height="0.3929in" draw:z-index="36"><draw:image xlink:href="https://www.fgamedia.org/faculty/loceff/cs_courses/common/compilers/_images/eclipse_wont_open.JPG" xlink:type="simple" xlink:show="embed" xlink:actuate="onLoad"/><svg:title>open eclipse</svg:title></draw:frame></text:p>
      <text:p text:style-name="P8">You will get a dialog that allows you to override the warning, and your Mac will remember that for all time:</text:p>
      <text:p text:style-name="P11"><draw:frame draw:style-name="fr1" draw:name="graphics38" text:anchor-type="as-char" svg:width="0.7862in" svg:height="0.3929in" draw:z-index="37"><draw:image xlink:href="https://www.fgamedia.org/faculty/loceff/cs_courses/common/compilers/_images/eclipse_force_open2.JPG" xlink:type="simple" xlink:show="embed" xlink:actuate="onLoad"/><svg:title>force</svg:title></draw:frame></text:p>
      <text:h text:style-name="P35" text:outline-level="2">CMP.2.5 Launch (and Exit) Eclipse</text:h>
      <text:p text:style-name="P7"><text:span text:style-name="T2">Once launched, </text:span><text:span text:style-name="Strong_20_Emphasis"><text:span text:style-name="T2">Eclipse</text:span></text:span><text:span text:style-name="T2"> will show you a </text:span><text:span text:style-name="Emphasis"><text:span text:style-name="Strong_20_Emphasis"><text:span text:style-name="T2">Select Workspace</text:span></text:span></text:span><text:span text:style-name="T2"> window (</text:span><text:span text:style-name="Emphasis"><text:span text:style-name="Strong_20_Emphasis"><text:span text:style-name="T2">check the box</text:span></text:span></text:span><text:span text:style-name="T2"> and click </text:span><text:span text:style-name="Strong_20_Emphasis"><text:span text:style-name="T2">OK</text:span></text:span><text:span text:style-name="T2">, so it never shows you that window again) ...</text:span></text:p>
      <text:p text:style-name="P11"><draw:frame draw:style-name="fr1" draw:name="graphics39" text:anchor-type="as-char" svg:width="0.7862in" svg:height="0.3929in" draw:z-index="38"><draw:image xlink:href="https://www.fgamedia.org/faculty/loceff/cs_courses/common/compilers/_images/pic_java_ecl_mac_6.JPG" xlink:type="simple" xlink:show="embed" xlink:actuate="onLoad"/><svg:title>eclipse shot</svg:title></draw:frame></text:p>
      <text:p text:style-name="P7"><text:span text:style-name="T2">... followed by the </text:span><text:span text:style-name="Strong_20_Emphasis"><text:span text:style-name="T2">Eclipse</text:span></text:span><text:span text:style-name="T2"> welcome screen if it is your first time using any version of </text:span><text:span text:style-name="Strong_20_Emphasis"><text:span text:style-name="T2">Eclipse</text:span></text:span><text:span text:style-name="T2">:</text:span></text:p>
      <text:p text:style-name="P11"><draw:frame draw:style-name="fr1" draw:name="graphics40" text:anchor-type="as-char" svg:width="0.7862in" svg:height="0.3929in" draw:z-index="39"><draw:image xlink:href="https://www.fgamedia.org/faculty/loceff/cs_courses/common/compilers/_images/pic_java_ecl_mac_7.JPG" xlink:type="simple" xlink:show="embed" xlink:actuate="onLoad"/><svg:title>eclipse shot</svg:title></draw:frame></text:p>
      <text:p text:style-name="P10"> </text:p>
      <text:p text:style-name="P5"><text:span text:style-name="T1">If you have used </text:span><text:span text:style-name="Strong_20_Emphasis"><text:span text:style-name="T1">Eclipse</text:span></text:span><text:span text:style-name="T1"> in the past, you will probably see a project perspective rather than this welcome screen.</text:span></text:p>
      <text:p text:style-name="P7"><text:span text:style-name="T2">Now, </text:span><text:span text:style-name="Emphasis"><text:span text:style-name="Strong_20_Emphasis"><text:span text:style-name="T2">close Eclipse before you get into trouble</text:span></text:span></text:span><text:span text:style-name="T2">. In a few pages, I'll show you what to do next.</text:span></text:p>
      <text:p text:style-name="P7"><text:span text:style-name="Strong_20_Emphasis"><text:span text:style-name="Emphasis"><text:span text:style-name="T2">Congratulations</text:span></text:span></text:span><text:span text:style-name="T2">.  You have completed the installation of </text:span><text:span text:style-name="Emphasis"><text:span text:style-name="Strong_20_Emphasis"><text:span text:style-name="T2">Eclipse for Java development</text:span></text:span></text:span><text:span text:style-name="T2">.  Next, we configure it so it is set up for the remainder of the course.</text:span></text:p>
      <text:p text:style-name="P14">IMPORTANT</text:p>
      <text:p text:style-name="P30"><text:span text:style-name="T5">Do not try to create or run a program yet. We have to configure the compiler in the next </text:span><text:span text:style-name="T6">section</text:span><text:span text:style-name="T5">, and then work through another </text:span><text:span text:style-name="T6">module</text:span><text:span text:style-name="T5"> detailing how to compile and run.  You must complete </text:span><text:span text:style-name="Emphasis"><text:span text:style-name="T5">all</text:span></text:span><text:span text:style-name="T5"> the </text:span><text:span text:style-name="T6">module</text:span><text:span text:style-name="T5"> reading in the first week and only start a new program when I direct you to do so, or you will have questions that are answered in this week's sections.</text:span></text:p>
      <text:p text:style-name="Standard"/>
      <text:h text:style-name="P33" text:outline-level="1"><text:soft-page-break/>Building a Java Project in Eclipse</text:h>
      <text:h text:style-name="P35" text:outline-level="2">ECL_JAVA.1 Overview of the Eclipse Development Cycle</text:h>
      <text:p text:style-name="P7"><text:span text:style-name="T2">Every program that you do for practice or homework in this course has to be compiled, debugged and executed in some Java Integrated Development Environment (</text:span><text:span text:style-name="Strong_20_Emphasis"><text:span text:style-name="Emphasis"><text:span text:style-name="T2">IDE</text:span></text:span></text:span><text:span text:style-name="T2">).  In this course that </text:span><text:span text:style-name="Strong_20_Emphasis"><text:span text:style-name="Emphasis"><text:span text:style-name="T2">IDE</text:span></text:span></text:span><text:span text:style-name="T2"> is </text:span><text:span text:style-name="Emphasis"><text:span text:style-name="Strong_20_Emphasis"><text:span text:style-name="T2">Eclipse</text:span></text:span></text:span><text:span text:style-name="T2">.  This handout is a reference to help you create and complete a console application in this </text:span><text:span text:style-name="Emphasis"><text:span text:style-name="Strong_20_Emphasis"><text:span text:style-name="T2">IDE</text:span></text:span></text:span><text:span text:style-name="T2">.  You should use a simple program like </text:span><text:span text:style-name="Emphasis"><text:span text:style-name="Strong_20_Emphasis"><text:span text:style-name="T2">Hello World!</text:span></text:span></text:span><text:span text:style-name="T2"> as a test the first time you do this:</text:span></text:p>
      <text:p text:style-name="P37">public class Foothill</text:p>
      <text:p text:style-name="P39">{</text:p>
      <text:p text:style-name="P40"><text:s text:c="3"/><text:span text:style-name="T10">public static void main(String[] args)</text:span></text:p>
      <text:p text:style-name="P40"><text:s text:c="3"/><text:span text:style-name="T10">{</text:span></text:p>
      <text:p text:style-name="P40"><text:s text:c="6"/><text:span text:style-name="T10">System.out.println("Hello World!");</text:span></text:p>
      <text:p text:style-name="P40"><text:s text:c="3"/><text:span text:style-name="T10">}</text:span></text:p>
      <text:p text:style-name="P38">}</text:p>
      <text:h text:style-name="P36" text:outline-level="4">The general idea is:</text:h>
      <text:list xml:id="list1598020177698036994" text:style-name="L5">
        <text:list-item>
          <text:p text:style-name="P3"><text:span text:style-name="T3">Start </text:span><text:span text:style-name="Emphasis"><text:span text:style-name="Strong_20_Emphasis"><text:span text:style-name="T7">Eclipse</text:span></text:span></text:span></text:p>
        </text:list-item>
        <text:list-item>
          <text:p text:style-name="P3"><text:span text:style-name="T3">Create a </text:span><text:span text:style-name="Strong_20_Emphasis"><text:span text:style-name="T3">New Project</text:span></text:span></text:p>
        </text:list-item>
        <text:list-item>
          <text:p text:style-name="P3"><text:span text:style-name="T3">Create a </text:span><text:span text:style-name="Strong_20_Emphasis"><text:span text:style-name="T3">New Class</text:span></text:span><text:span text:style-name="T3"> inside the project</text:span></text:p>
        </text:list-item>
        <text:list-item>
          <text:p text:style-name="P3"><text:span text:style-name="T3">Perform the usual </text:span><text:span text:style-name="Strong_20_Emphasis"><text:span text:style-name="T3">Edit-Compile-Run</text:span></text:span><text:span text:style-name="T3"> sequence repeatedly, until the program executes without error.</text:span></text:p>
        </text:list-item>
        <text:list-item>
          <text:p text:style-name="P28">Save the project and exit (for later work or assignment submission)</text:p>
        </text:list-item>
      </text:list>
      <text:h text:style-name="P35" text:outline-level="2">ECL_JAVA.2 The Steps in Detail</text:h>
      <text:p text:style-name="P7"><text:span text:style-name="T2">Here's how to start and complete a Java Project in </text:span><text:span text:style-name="Emphasis"><text:span text:style-name="Strong_20_Emphasis"><text:span text:style-name="T8">Eclipse</text:span></text:span></text:span><text:span text:style-name="T2">.  These screen shots were taken from a Windows PC, but the details are identical on a Mac.</text:span></text:p>
      <text:h text:style-name="P34" text:outline-level="3">Start Eclipse</text:h>
      <text:p text:style-name="P7"><text:span text:style-name="T2">I'll reiterate: if this is the first time you run Eclipse, you may have to manually ask to go to the</text:span><text:span text:style-name="Emphasis"><text:span text:style-name="Strong_20_Emphasis"><text:span text:style-name="T2">Workbench</text:span></text:span></text:span><text:span text:style-name="T2">.  (This step will not recur in future launches.) Click on the </text:span><text:span text:style-name="Emphasis"><text:span text:style-name="Strong_20_Emphasis"><text:span text:style-name="T2">Workbench</text:span></text:span></text:span><text:span text:style-name="T2"> icon:</text:span></text:p>
      <text:p text:style-name="P11"><draw:frame draw:style-name="fr3" draw:name="graphics41" text:anchor-type="as-char" svg:width="2.7673in" svg:height="1.6425in" draw:z-index="40"><draw:image xlink:href="https://www.fgamedia.org/faculty/loceff/cs_courses/common/compilers/_images/pic_cs_all_tabs_11.jpg" xlink:type="simple" xlink:show="embed" xlink:actuate="onLoad"/><svg:title>welcome screen shot</svg:title></draw:frame></text:p>
      <text:h text:style-name="P34" text:outline-level="3"><text:soft-page-break/>Create a New Project</text:h>
      <text:p text:style-name="P7"><text:span text:style-name="T2">Start a new project using </text:span><text:span text:style-name="Strong_20_Emphasis"><text:span text:style-name="Emphasis"><text:span text:style-name="T2">File → New → Java Project</text:span></text:span></text:span><text:span text:style-name="T2">:</text:span></text:p>
      <text:p text:style-name="P11"><draw:frame draw:style-name="fr3" draw:name="graphics42" text:anchor-type="as-char" svg:width="4.9339in" svg:height="2.2047in" draw:z-index="41"><draw:image xlink:href="https://www.fgamedia.org/faculty/loceff/cs_courses/common/compilers/_images/pic_ecl_java_comp_1.JPG" xlink:type="simple" xlink:show="embed" xlink:actuate="onLoad"/><svg:title>GUI shot</svg:title></draw:frame></text:p>
      <text:p text:style-name="P7"><text:span text:style-name="T2">In the next screen give the project a wonderful name, like </text:span><text:span text:style-name="Strong_20_Emphasis"><text:span text:style-name="T2">Practice_1</text:span></text:span><text:span text:style-name="T2"> or </text:span><text:span text:style-name="Strong_20_Emphasis"><text:span text:style-name="T2">Assignment_1</text:span></text:span><text:span text:style-name="T2">, then press</text:span><text:span text:style-name="Emphasis"><text:span text:style-name="Strong_20_Emphasis"><text:span text:style-name="T2">Finish</text:span></text:span></text:span><text:span text:style-name="T2"> (okay to use default selections):</text:span></text:p>
      <text:p text:style-name="P11"><draw:frame draw:style-name="fr3" draw:name="graphics43" text:anchor-type="as-char" svg:width="5.5799in" svg:height="3.361in" draw:z-index="42"><draw:image xlink:href="https://www.fgamedia.org/faculty/loceff/cs_courses/common/compilers/_images/pic_ecl_java_comp_2.JPG" xlink:type="simple" xlink:show="embed" xlink:actuate="onLoad"/><svg:title>GUI shot</svg:title></draw:frame> <text:span text:style-name="T9"><text:line-break/>→<text:line-break/></text:span><text:span text:style-name="T9"><draw:frame draw:style-name="fr3" draw:name="graphics44" text:anchor-type="as-char" svg:width="2.9339in" svg:height="1.7571in" draw:z-index="43"><draw:image xlink:href="https://www.fgamedia.org/faculty/loceff/cs_courses/common/compilers/_images/pic_ecl_java_comp_3.JPG" xlink:type="simple" xlink:show="embed" xlink:actuate="onLoad"/><svg:title>GUI shot</svg:title></draw:frame></text:span></text:p>
      <text:p text:style-name="P7"><text:span text:style-name="T2">You can see the new </text:span><text:span text:style-name="Strong_20_Emphasis"><text:span text:style-name="T2">Assignment_1</text:span></text:span><text:span text:style-name="T2"> project in the </text:span><text:span text:style-name="Emphasis"><text:span text:style-name="Strong_20_Emphasis"><text:span text:style-name="T2">Package Explorer</text:span></text:span></text:span><text:span text:style-name="T2">.  You can expand it; there isn't much there yet.</text:span></text:p>
      <text:p text:style-name="P11"><text:soft-page-break/><draw:frame draw:style-name="fr1" draw:name="graphics45" text:anchor-type="as-char" svg:width="5.0728in" svg:height="2.9165in" draw:z-index="44"><draw:image xlink:href="https://www.fgamedia.org/faculty/loceff/cs_courses/common/compilers/_images/pic_ecl_java_comp_4.JPG" xlink:type="simple" xlink:show="embed" xlink:actuate="onLoad"/><svg:title>screen shot</svg:title></draw:frame></text:p>
      <text:h text:style-name="P34" text:outline-level="3">Create a Main Class in the Project</text:h>
      <text:p text:style-name="P7"><text:span text:style-name="T2">We have to create a </text:span><text:span text:style-name="Strong_20_Emphasis"><text:span text:style-name="T2">.java</text:span></text:span><text:span text:style-name="T2"> file in which to enter our source program, which means creating a new </text:span><text:span text:style-name="Emphasis"><text:span text:style-name="Strong_20_Emphasis"><text:span text:style-name="T2">class</text:span></text:span></text:span><text:span text:style-name="T2">.  So create a new class using </text:span><text:span text:style-name="Emphasis"><text:span text:style-name="Strong_20_Emphasis"><text:span text:style-name="T2">File → New → Class:</text:span></text:span></text:span></text:p>
      <text:p text:style-name="P11"><draw:frame draw:style-name="fr1" draw:name="graphics46" text:anchor-type="as-char" svg:width="5.5835in" svg:height="2.5209in" draw:z-index="45"><draw:image xlink:href="https://www.fgamedia.org/faculty/loceff/cs_courses/common/compilers/_images/pic_ecl_java_comp_5.JPG" xlink:type="simple" xlink:show="embed" xlink:actuate="onLoad"/><svg:title>screen shot</svg:title></draw:frame></text:p>
      <text:p text:style-name="P7"><text:span text:style-name="T2">Give the class a super-fantastic name, such as </text:span><text:span text:style-name="Strong_20_Emphasis"><text:span text:style-name="Emphasis"><text:span text:style-name="T2">Foothill</text:span></text:span></text:span><text:span text:style-name="T2">, then press </text:span><text:span text:style-name="Emphasis"><text:span text:style-name="Strong_20_Emphasis"><text:span text:style-name="T2">Finish</text:span></text:span></text:span><text:span text:style-name="T2">:</text:span></text:p>
      <text:p text:style-name="P11"><text:soft-page-break/><draw:frame draw:style-name="fr1" draw:name="graphics47" text:anchor-type="as-char" svg:width="5.2917in" svg:height="3.8752in" draw:z-index="46"><draw:image xlink:href="https://www.fgamedia.org/faculty/loceff/cs_courses/common/compilers/_images/pic_ecl_java_comp_6.JPG" xlink:type="simple" xlink:show="embed" xlink:actuate="onLoad"/><svg:title>screen shot</svg:title></draw:frame> <text:span text:style-name="T9"><text:line-break/>→ <text:line-break/></text:span><text:span text:style-name="T9"><draw:frame draw:style-name="fr1" draw:name="graphics48" text:anchor-type="as-char" svg:width="2.6563in" svg:height="1.302in" draw:z-index="47"><draw:image xlink:href="https://www.fgamedia.org/faculty/loceff/cs_courses/common/compilers/_images/pic_ecl_java_comp_7.JPG" xlink:type="simple" xlink:show="embed" xlink:actuate="onLoad"/><svg:title>screen shot</svg:title></draw:frame></text:span></text:p>
      <text:p text:style-name="P7"><text:span text:style-name="T2">We now see the file </text:span><text:span text:style-name="Strong_20_Emphasis"><text:span text:style-name="T2">Foothill.java</text:span></text:span><text:span text:style-name="T2"> in the left </text:span><text:span text:style-name="Emphasis"><text:span text:style-name="Strong_20_Emphasis"><text:span text:style-name="T2">Package Explorer</text:span></text:span></text:span><text:span text:style-name="T2"> window, and this file is open in the editor in the center.  It already has some stuff in it.</text:span></text:p>
      <text:p text:style-name="P11"><draw:frame draw:style-name="fr1" draw:name="graphics49" text:anchor-type="as-char" svg:width="5.552in" svg:height="2.4063in" draw:z-index="48"><draw:image xlink:href="https://www.fgamedia.org/faculty/loceff/cs_courses/common/compilers/_images/pic_ecl_java_comp_8.JPG" xlink:type="simple" xlink:show="embed" xlink:actuate="onLoad"/><svg:title>screen shot</svg:title></draw:frame></text:p>
      <text:h text:style-name="P34" text:outline-level="3">Write (or just Paste) Your Program</text:h>
      <text:p text:style-name="P7"><text:span text:style-name="T2">Replace that "stuff" with the </text:span><text:span text:style-name="Emphasis"><text:span text:style-name="Strong_20_Emphasis"><text:span text:style-name="T2">Hello World! </text:span></text:span></text:span><text:span text:style-name="T2">program above (or whatever source you want to write).</text:span></text:p>
      <text:p text:style-name="P11"><text:soft-page-break/><draw:frame draw:style-name="fr1" draw:name="graphics50" text:anchor-type="as-char" svg:width="5.0209in" svg:height="2.9374in" draw:z-index="49"><draw:image xlink:href="https://www.fgamedia.org/faculty/loceff/cs_courses/common/compilers/_images/pic_ecl_java_comp_9.JPG" xlink:type="simple" xlink:show="embed" xlink:actuate="onLoad"/><svg:title>screen shot</svg:title></draw:frame></text:p>
      <text:p text:style-name="P7"><text:span text:style-name="Emphasis"><text:span text:style-name="T2">This is your program source.</text:span></text:span></text:p>
      <text:p text:style-name="P6">Even if you are going to do a more complicated project, as you will do in subsequent weeks, always start by pasting this simple Hello World project into the window and getting it to compile. This way you will know that the project is properly constructed and any future errors will be in your programming, not in the project configuration.</text:p>
      <text:h text:style-name="P34" text:outline-level="3">Clean</text:h>
      <text:p text:style-name="P7"><text:span text:style-name="T2">An optional step that sometimes corrects or prevents errors is to first do a </text:span><text:span text:style-name="Emphasis"><text:span text:style-name="Strong_20_Emphasis"><text:span text:style-name="T2">Clean</text:span></text:span></text:span><text:span text:style-name="T2"> from the </text:span><text:span text:style-name="Strong_20_Emphasis"><text:span text:style-name="Emphasis"><text:span text:style-name="T2">Project</text:span></text:span></text:span><text:span text:style-name="T2"> menu.  It won't hurt to always do this, but it takes a few extra seconds.  After you are comfortable with the assignment building you can skip this step and only come back to it if your program seems to be "stuck" in some bad place.</text:span></text:p>
      <text:p text:style-name="P9"><draw:frame draw:style-name="fr1" draw:name="graphics51" text:anchor-type="as-char" svg:width="3.0102in" svg:height="2.9583in" draw:z-index="50"><draw:image xlink:href="https://www.fgamedia.org/faculty/loceff/cs_courses/common/compilers/_images/pic_ecl_java_comp_10.JPG" xlink:type="simple" xlink:show="embed" xlink:actuate="onLoad"/><svg:title>screen shot</svg:title></draw:frame> <text:span text:style-name="T9"><text:line-break/>→ <text:line-break/></text:span><text:soft-page-break/><text:span text:style-name="T9"><draw:frame draw:style-name="fr1" draw:name="graphics52" text:anchor-type="as-char" svg:width="4.8957in" svg:height="2.2291in" draw:z-index="51"><draw:image xlink:href="https://www.fgamedia.org/faculty/loceff/cs_courses/common/compilers/_images/pic_ecl_java_comp_11.JPG" xlink:type="simple" xlink:show="embed" xlink:actuate="onLoad"/><svg:title>screen shot</svg:title></draw:frame></text:span></text:p>
      <text:h text:style-name="P34" text:outline-level="3">Build and Save</text:h>
      <text:p text:style-name="P7"><text:span text:style-name="T2">In the Project menu, if you don't have </text:span><text:span text:style-name="Strong_20_Emphasis"><text:span text:style-name="T2">Build Automatically </text:span></text:span><text:span text:style-name="T2">checked, you can check it -- or you can select</text:span><text:span text:style-name="Strong_20_Emphasis"><text:span text:style-name="T2">Build Project</text:span></text:span><text:span text:style-name="T2">, manually.  If </text:span><text:span text:style-name="Strong_20_Emphasis"><text:span text:style-name="T2">Build Automatically</text:span></text:span><text:span text:style-name="T2"> is already checked, don't select it (or you would be turning it off). With this option checked, you will never have to do a </text:span><text:span text:style-name="Strong_20_Emphasis"><text:span text:style-name="T2">Build Project</text:span></text:span><text:span text:style-name="T2"> step; </text:span><text:span text:style-name="Emphasis"><text:span text:style-name="Strong_20_Emphasis"><text:span text:style-name="T8">Eclipse</text:span></text:span></text:span><text:span text:style-name="T2"> will always </text:span><text:span text:style-name="Strong_20_Emphasis"><text:span text:style-name="T2">Build</text:span></text:span><text:span text:style-name="T2"> (compile) your program automatically whenever you modify or save the file. </text:span></text:p>
      <text:p text:style-name="P11"><draw:frame draw:style-name="fr1" draw:name="graphics53" text:anchor-type="as-char" svg:width="3.7398in" svg:height="3.1252in" draw:z-index="52"><draw:image xlink:href="https://www.fgamedia.org/faculty/loceff/cs_courses/common/compilers/_images/pic_ecl_java_comp_12.JPG" xlink:type="simple" xlink:show="embed" xlink:actuate="onLoad"/><svg:title>screen shot</svg:title></draw:frame></text:p>
      <text:p text:style-name="P7"><text:span text:style-name="T2">Finally, this is the correct time to </text:span><text:span text:style-name="Emphasis"><text:span text:style-name="Strong_20_Emphasis"><text:span text:style-name="T2">Save</text:span></text:span></text:span><text:span text:style-name="T2"> your file.  Saving will cause the project to be rebuilt (which you usually want - it shows any new errors you introduced in your most recent changes):</text:span></text:p>
      <text:p text:style-name="P11"><text:soft-page-break/><draw:frame draw:style-name="fr1" draw:name="graphics54" text:anchor-type="as-char" svg:width="4.3126in" svg:height="2.7398in" draw:z-index="53"><draw:image xlink:href="https://www.fgamedia.org/faculty/loceff/cs_courses/common/compilers/_images/pic_ecl_java_comp_13.JPG" xlink:type="simple" xlink:show="embed" xlink:actuate="onLoad"/><svg:title>screen shot</svg:title></draw:frame></text:p>
      <text:h text:style-name="P34" text:outline-level="3">Fix Compiler Errors</text:h>
      <text:p text:style-name="P7"><text:span text:style-name="T2">You may see </text:span><text:span text:style-name="Strong_20_Emphasis"><text:span text:style-name="Emphasis"><text:span text:style-name="T2">warnings</text:span></text:span></text:span><text:span text:style-name="T2"> (often you can ignore them) or </text:span><text:span text:style-name="Emphasis"><text:span text:style-name="Strong_20_Emphasis"><text:span text:style-name="T2">errors</text:span></text:span></text:span><text:span text:style-name="T2"> (you will have to fix those). Errors or warnings appear in the </text:span><text:span text:style-name="Strong_20_Emphasis"><text:span text:style-name="T2">Problems</text:span></text:span><text:span text:style-name="T2"> window at the bottom:</text:span></text:p>
      <text:p text:style-name="P11"><draw:frame draw:style-name="fr1" draw:name="graphics55" text:anchor-type="as-char" svg:width="4.6874in" svg:height="4.2709in" draw:z-index="54"><draw:image xlink:href="https://www.fgamedia.org/faculty/loceff/cs_courses/common/compilers/_images/pic_ecl_java_comp_14.JPG" xlink:type="simple" xlink:show="embed" xlink:actuate="onLoad"/><svg:title>screen shot</svg:title></draw:frame></text:p>
      <text:p text:style-name="P10"> </text:p>
      <text:p text:style-name="P6">If Don't See the Error Window</text:p>
      <text:p text:style-name="P25">The first time you run Eclipse after configuring, the error list may now appear under the Problems tab at the bottom. Save your work, close Eclipse and relauch Eclipse. It should be there now.</text:p>
      <text:p text:style-name="P13"><text:soft-page-break/><text:span text:style-name="T2">If you double click on the error, it will take you to the line that needs fixing.  Fix it and </text:span><text:span text:style-name="Strong_20_Emphasis"><text:span text:style-name="Emphasis"><text:span text:style-name="T2">save</text:span></text:span></text:span><text:span text:style-name="T2"> (causing a new build) and the error will disappear:</text:span></text:p>
      <text:p text:style-name="P11"><draw:frame draw:style-name="fr1" draw:name="graphics56" text:anchor-type="as-char" svg:width="4.2083in" svg:height="3.8543in" draw:z-index="55"><draw:image xlink:href="https://www.fgamedia.org/faculty/loceff/cs_courses/common/compilers/_images/pic_ecl_java_comp_15.JPG" xlink:type="simple" xlink:show="embed" xlink:actuate="onLoad"/><svg:title>screen shot</svg:title></draw:frame><text:span text:style-name="T9">--?</text:span></text:p>
      <text:h text:style-name="P34" text:outline-level="3">Run It</text:h>
      <text:p text:style-name="P7"><text:span text:style-name="T2">With the </text:span><text:span text:style-name="Strong_20_Emphasis"><text:span text:style-name="T2">Assignment_1 Project </text:span></text:span><text:span text:style-name="T2">selected in the left </text:span><text:span text:style-name="Emphasis"><text:span text:style-name="Strong_20_Emphasis"><text:span text:style-name="T2">Package Explorer</text:span></text:span></text:span><text:span text:style-name="T2">, go to the </text:span><text:span text:style-name="Emphasis"><text:span text:style-name="Strong_20_Emphasis"><text:span text:style-name="T2">Run</text:span></text:span></text:span><text:span text:style-name="T2"> menu and </text:span><text:span text:style-name="Emphasis"><text:span text:style-name="Strong_20_Emphasis"><text:span text:style-name="T2">Run As</text:span></text:span></text:span><text:span text:style-name="T2"> a </text:span><text:span text:style-name="Emphasis"><text:span text:style-name="Strong_20_Emphasis"><text:span text:style-name="T2">Java Application</text:span></text:span></text:span><text:span text:style-name="T2">:</text:span></text:p>
      <text:p text:style-name="P11"><draw:frame draw:style-name="fr1" draw:name="graphics57" text:anchor-type="as-char" svg:width="5.4583in" svg:height="1.802in" draw:z-index="56"><draw:image xlink:href="https://www.fgamedia.org/faculty/loceff/cs_courses/common/compilers/_images/pic_ecl_java_comp_16.JPG" xlink:type="simple" xlink:show="embed" xlink:actuate="onLoad"/><svg:title>screen shot</svg:title></draw:frame></text:p>
      <text:p text:style-name="P7"><text:span text:style-name="T2">Look at the window below the source - it is the </text:span><text:span text:style-name="Strong_20_Emphasis"><text:span text:style-name="T2">console</text:span></text:span><text:span text:style-name="T2">.  The </text:span><text:span text:style-name="Strong_20_Emphasis"><text:span text:style-name="T2">console</text:span></text:span><text:span text:style-name="T2"> should have your run.</text:span></text:p>
      <text:p text:style-name="P11"><draw:frame draw:style-name="fr1" draw:name="graphics58" text:anchor-type="as-char" svg:width="5.0937in" svg:height="1.7398in" draw:z-index="57"><draw:image xlink:href="https://www.fgamedia.org/faculty/loceff/cs_courses/common/compilers/_images/pic_ecl_java_comp_17.JPG" xlink:type="simple" xlink:show="embed" xlink:actuate="onLoad"/><svg:title>eclipse shot</svg:title></draw:frame></text:p>
      <text:p text:style-name="P7"><text:soft-page-break/><text:span text:style-name="T2">You are looking at your </text:span><text:span text:style-name="Emphasis"><text:span text:style-name="T2">program run</text:span></text:span><text:span text:style-name="T2">.</text:span></text:p>
      <text:p text:style-name="P8">If it does not show this, you have a logic (run-time) error.  You'll have to go back and re-edit the source, removing the error, then recompile and rerun.  Do this until you have the program working perfectly.</text:p>
      <text:h text:style-name="P34" text:outline-level="3">Copy the Run and Paste it into the Source or a Submission File</text:h>
      <text:p text:style-name="P7"><text:span text:style-name="T2">In order to copy the run so you can hand it in with your source, select all the text in the </text:span><text:span text:style-name="Strong_20_Emphasis"><text:span text:style-name="T2">console</text:span></text:span><text:span text:style-name="T2"> window (</text:span><text:span text:style-name="Strong_20_Emphasis"><text:span text:style-name="T2">right click</text:span></text:span><text:span text:style-name="T2">, then </text:span><text:span text:style-name="Strong_20_Emphasis"><text:span text:style-name="T2">Select All</text:span></text:span><text:span text:style-name="T2">, and follow this with a </text:span><text:span text:style-name="Emphasis"><text:span text:style-name="Strong_20_Emphasis"><text:span text:style-name="T2">copy</text:span></text:span></text:span><text:span text:style-name="T2"> operation (</text:span><text:span text:style-name="Strong_20_Emphasis"><text:span text:style-name="T2">command-C</text:span></text:span><text:span text:style-name="T2"> or </text:span><text:span text:style-name="Strong_20_Emphasis"><text:span text:style-name="T2">Edit → Copy </text:span></text:span><text:span text:style-name="T2">or</text:span><text:span text:style-name="Strong_20_Emphasis"><text:span text:style-name="T2">right-click → Copy</text:span></text:span><text:span text:style-name="T2">).  </text:span></text:p>
      <text:p text:style-name="P11"><draw:frame draw:style-name="fr1" draw:name="graphics59" text:anchor-type="as-char" svg:width="4.3543in" svg:height="1.8228in" draw:z-index="58"><draw:image xlink:href="https://www.fgamedia.org/faculty/loceff/cs_courses/common/compilers/_images/pic_ecl_java_comp_18.JPG" xlink:type="simple" xlink:show="embed" xlink:actuate="onLoad"/><svg:title>eclipse shot</svg:title></draw:frame></text:p>
      <text:p text:style-name="P8">You might paste it at the end of your source file and place comments around it, like so:</text:p>
      <text:p text:style-name="P11"><draw:frame draw:style-name="fr1" draw:name="graphics60" text:anchor-type="as-char" svg:width="5.4583in" svg:height="3.6354in" draw:z-index="59"><draw:image xlink:href="https://www.fgamedia.org/faculty/loceff/cs_courses/common/compilers/_images/pic_ecl_java_comp_19.JPG" xlink:type="simple" xlink:show="embed" xlink:actuate="onLoad"/><svg:title>eclipse shot</svg:title></draw:frame></text:p>
      <text:p text:style-name="P8">This way, you can submit the source file which will contain, at its end, a copy of your run.</text:p>
      <text:p text:style-name="P8">And that's it.  This is the procedure you need to go through for each program.  It seems long, but most of this will be automatic in a couple weeks and it will literally take you minutes or seconds to run through these steps.</text:p>
      <text:p text:style-name="P7"><text:span text:style-name="T2">Save your project and exit </text:span><text:span text:style-name="Emphasis"><text:span text:style-name="Strong_20_Emphasis"><text:span text:style-name="T8">Eclipse</text:span></text:span></text:span><text:span text:style-name="T2">.</text:span></text:p>
      <text:h text:style-name="P35" text:outline-level="2"><text:soft-page-break/>ECL_JAVA.3 Setting Console for Word Wrap</text:h>
      <text:p text:style-name="P7"><text:span text:style-name="T2">When you have programs that produce long output, you'll need to set the console to wrap, otherwise, certain output will appear as a mile long line, only the first few words of which will be visible. This is handled by right clicking anywhere </text:span><text:span text:style-name="Emphasis"><text:span text:style-name="T2">inside</text:span></text:span><text:span text:style-name="T2"> the console (but not on the console </text:span><text:span text:style-name="Emphasis"><text:span text:style-name="T2">tab</text:span></text:span><text:span text:style-name="T2">) and selecting</text:span><text:span text:style-name="Strong_20_Emphasis"><text:span text:style-name="T2">Preferences...</text:span></text:span><text:span text:style-name="T2"> :</text:span></text:p>
      <text:p text:style-name="P11"><draw:frame draw:style-name="fr1" draw:name="graphics61" text:anchor-type="as-char" svg:width="5.0835in" svg:height="4.1457in" draw:z-index="60"><draw:image xlink:href="https://www.fgamedia.org/faculty/loceff/cs_courses/common/compilers/_images/pic_ecl_java_comp_20.JPG" xlink:type="simple" xlink:show="embed" xlink:actuate="onLoad"/><svg:title>eclipse shot</svg:title></draw:frame></text:p>
      <text:p text:style-name="P7"><text:span text:style-name="T2">Next, check the box that says </text:span><text:span text:style-name="Strong_20_Emphasis"><text:span text:style-name="T2">Fixed width console</text:span></text:span><text:span text:style-name="T2">, and be sure the </text:span><text:span text:style-name="Strong_20_Emphasis"><text:span text:style-name="T2">Maximum width</text:span></text:span><text:span text:style-name="T2"> is set to </text:span><text:span text:style-name="Strong_20_Emphasis"><text:span text:style-name="T2">80</text:span></text:span><text:span text:style-name="T2">:</text:span></text:p>
      <text:p text:style-name="P11"><draw:frame draw:style-name="fr1" draw:name="graphics62" text:anchor-type="as-char" svg:width="4.5728in" svg:height="2.1043in" draw:z-index="61"><draw:image xlink:href="https://www.fgamedia.org/faculty/loceff/cs_courses/common/compilers/_images/pic_ecl_java_comp_21.JPG" xlink:type="simple" xlink:show="embed" xlink:actuate="onLoad"/><svg:title>eclipse shot</svg:title></draw:frame></text:p>
      <text:p text:style-name="P7"><text:span text:style-name="T2">Click </text:span><text:span text:style-name="Strong_20_Emphasis"><text:span text:style-name="T2">OK</text:span></text:span><text:span text:style-name="T2"> and all current and future text will appear, wrapped:</text:span></text:p>
      <text:p text:style-name="P4"><text:soft-page-break/><draw:frame draw:style-name="fr1" draw:name="graphics63" text:anchor-type="as-char" svg:width="6.7083in" svg:height="2.9272in" draw:z-index="62"><draw:image xlink:href="https://www.fgamedia.org/faculty/loceff/cs_courses/common/compilers/_images/pic_ecl_java_comp_22.JPG" xlink:type="simple" xlink:show="embed" xlink:actuate="onLoad"/><svg:title>eclipse shot</svg:title></draw:frame></text:p>
      <text:p text:style-name="P31"/>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Georgia" svg:font-family="Georgia, 'Times New Roman', Times, serif"/>
    <style:font-face style:name="Lucida Console" svg:font-family="'Lucida Console', Monaco, monospace"/>
    <style:font-face style:name="OpenSymbol" svg:font-family="OpenSymbol"/>
    <style:font-face style:name="Trebuchet MS" svg:font-family="'Trebuchet MS',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xhlani Jayasinya</meta:initial-creator>
    <meta:creation-date>2016-02-07T12:07:29.93</meta:creation-date>
    <meta:document-statistic meta:table-count="0" meta:image-count="63" meta:object-count="0" meta:page-count="21" meta:paragraph-count="214" meta:word-count="2727" meta:character-count="15138"/>
    <dc:date>2016-02-07T12:14:45.24</dc:date>
    <dc:creator>Kuxhlani Jayasinya</dc:creator>
    <meta:editing-duration>PT7M15S</meta:editing-duration>
    <meta:editing-cycles>1</meta:editing-cycles>
    <meta:generator>OpenOffice/4.0.1$Win32 OpenOffice.org_project/401m5$Build-9714</meta:generator>
  </office:meta>
</office:document-meta>
</file>